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1" style:family="paragraph" style:parent-style-name="Text_20_body">
      <style:paragraph-properties fo:text-align="justify" style:justify-single-word="false"/>
    </style:style>
    <style:style style:name="P92" style:family="paragraph" style:parent-style-name="Text_20_body">
      <style:text-properties fo:language="ru" fo:country="RU"/>
    </style:style>
    <style:style style:name="P93" style:family="paragraph" style:parent-style-name="Text_20_body">
      <loext:graphic-properties draw:fill="solid" draw:fill-color="#eeeeee" draw:opacity="100%"/>
      <style:paragraph-properties fo:background-color="#eeeeee"/>
      <style:text-properties fo:language="ru" fo:country="RU"/>
    </style:style>
    <style:style style:name="P9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loext:graphic-properties draw:fill="solid" draw:fill-color="#eeeeee" draw:opacity="100%"/>
      <style:paragraph-properties fo:background-color="#eeeeee"/>
    </style:style>
    <style:style style:name="P97" style:family="paragraph" style:parent-style-name="First_20_line_20_indent">
      <loext:graphic-properties draw:fill="solid" draw:fill-color="#eeeeee" draw:opacity="100%"/>
      <style:paragraph-properties fo:background-color="#eeeeee"/>
      <style:text-properties fo:language="ru" fo:country="RU"/>
    </style:style>
    <style:style style:name="P9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9" style:family="paragraph" style:parent-style-name="Text_20_body">
      <style:paragraph-properties fo:margin-left="0in" fo:margin-right="0in" fo:text-align="justify" style:justify-single-word="false" fo:text-indent="0in" style:auto-text-indent="false"/>
    </style:style>
    <style:style style:name="P100" style:family="paragraph" style:parent-style-name="Text_20_body">
      <style:paragraph-properties fo:margin-left="0in" fo:margin-right="0in" fo:text-align="justify" style:justify-single-word="false" fo:text-indent="0in" style:auto-text-indent="false"/>
      <style:text-properties fo:color="#800000"/>
    </style:style>
    <style:style style:name="P10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2" style:family="paragraph" style:parent-style-name="Text_20_body">
      <style:paragraph-properties fo:margin-left="0in" fo:margin-right="0in" fo:text-align="center"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3" style:family="paragraph" style:parent-style-name="Footnote">
      <style:paragraph-properties fo:margin-left="0in" fo:margin-right="0in" fo:text-indent="0in" style:auto-text-indent="false"/>
      <style:text-properties fo:language="en" fo:country="US"/>
    </style:style>
    <style:style style:name="P114" style:family="paragraph" style:parent-style-name="Footnote">
      <style:text-properties fo:language="en" fo:country="US"/>
    </style:style>
    <style:style style:name="P115" style:family="paragraph" style:parent-style-name="Footnote">
      <style:text-properties fo:language="ru" fo:country="RU"/>
    </style:style>
    <style:style style:name="P116" style:family="paragraph" style:parent-style-name="Footnote">
      <style:text-properties style:use-window-font-color="true"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a195"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da4a5"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def2a"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a838" officeooo:paragraph-rsid="001aa838"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9a195"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09a195" style:font-style-asian="italic" style:font-weight-asian="normal" style:font-style-complex="italic"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aa838" officeooo:paragraph-rsid="001aa838"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aa838" officeooo:paragraph-rsid="001d0c00"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officeooo:paragraph-rsid="0014e07d"/>
    </style:style>
    <style:style style:name="P14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1aa838" officeooo:paragraph-rsid="001aa838" style:font-style-asian="normal" style:font-weight-asian="normal" style:font-style-complex="normal" style:font-weight-complex="normal"/>
    </style:style>
    <style:style style:name="P14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Heading_20_1">
      <loext:graphic-properties draw:fill="solid" draw:fill-color="#eeeeee" draw:opacity="100%"/>
      <style:paragraph-properties fo:background-color="#eeeeee"/>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loext:graphic-properties draw:fill="solid" draw:fill-color="#eeeeee" draw:opacity="100%"/>
      <style:paragraph-properties fo:background-color="#eeeeee"/>
      <style:text-properties fo:language="ru" fo:country="RU"/>
    </style:style>
    <style:style style:name="P153" style:family="paragraph" style:parent-style-name="Heading_20_2">
      <loext:graphic-properties draw:fill="solid" draw:fill-color="#eeeeee" draw:opacity="100%"/>
      <style:paragraph-properties fo:background-color="#eeeeee"/>
    </style:style>
    <style:style style:name="P15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f4859"/>
    </style:style>
    <style:style style:name="T9" style:family="text">
      <style:text-properties fo:language="ru" fo:country="RU" officeooo:rsid="00131b12"/>
    </style:style>
    <style:style style:name="T10" style:family="text">
      <style:text-properties fo:language="ru" fo:country="RU" officeooo:rsid="0014837f"/>
    </style:style>
    <style:style style:name="T11" style:family="text">
      <style:text-properties fo:language="ru" fo:country="RU" officeooo:rsid="0014e07d"/>
    </style:style>
    <style:style style:name="T12" style:family="text">
      <style:text-properties fo:language="ru" fo:country="RU" officeooo:rsid="0016c34c"/>
    </style:style>
    <style:style style:name="T13" style:family="text">
      <style:text-properties fo:language="ru" fo:country="RU" officeooo:rsid="00184850"/>
    </style:style>
    <style:style style:name="T14" style:family="text">
      <style:text-properties fo:language="ru" fo:country="RU" officeooo:rsid="0018f4df"/>
    </style:style>
    <style:style style:name="T15" style:family="text">
      <style:text-properties fo:language="ru" fo:country="RU" officeooo:rsid="001d0c00"/>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background-color="transparent" loext:char-shading-value="0"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officeooo:rsid="00131b12"/>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language="ru" fo:country="RU" fo:font-style="normal" style:font-style-asian="normal" style:font-style-complex="normal"/>
    </style:style>
    <style:style style:name="T26" style:family="text">
      <style:text-properties fo:color="#ff3333" fo:font-style="normal" style:font-style-asian="normal" style:font-style-complex="normal"/>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fo:background-color="transparent" loext:char-shading-value="0" style:font-style-asian="normal" style:font-style-complex="normal"/>
    </style:style>
    <style:style style:name="T33" style:family="text">
      <style:text-properties fo:color="#800000" fo:language="ru" fo:country="RU" fo:font-style="normal" style:font-style-asian="normal" style:font-style-complex="normal"/>
    </style:style>
    <style:style style:name="T34" style:family="text">
      <style:text-properties fo:color="#800000" fo:language="ru" fo:country="RU" fo:background-color="transparent" loext:char-shading-value="0"/>
    </style:style>
    <style:style style:name="T35" style:family="text">
      <style:text-properties fo:color="#800000" fo:language="en" fo:country="US"/>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officeooo:rsid="0014e07d"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officeooo:rsid="0014e07d"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background-color="transparent" loext:char-shading-value="0"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3333ff"/>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loext:char-shading-value="0" style:font-style-asian="normal" style:font-style-complex="normal"/>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color="#0066cc"/>
    </style:style>
    <style:style style:name="T68" style:family="text">
      <style:text-properties officeooo:rsid="0004f252"/>
    </style:style>
    <style:style style:name="T69" style:family="text">
      <style:text-properties officeooo:rsid="000815fa"/>
    </style:style>
    <style:style style:name="T70" style:family="text">
      <style:text-properties officeooo:rsid="000cf0c3"/>
    </style:style>
    <style:style style:name="T71" style:family="text">
      <style:text-properties officeooo:rsid="000def2a"/>
    </style:style>
    <style:style style:name="T72" style:family="text">
      <style:text-properties officeooo:rsid="00108d11"/>
    </style:style>
    <style:style style:name="T73" style:family="text">
      <style:text-properties officeooo:rsid="0010cbb4"/>
    </style:style>
    <style:style style:name="T74" style:family="text">
      <style:text-properties officeooo:rsid="001573d9"/>
    </style:style>
    <style:style style:name="T75" style:family="text">
      <style:text-properties officeooo:rsid="00184850"/>
    </style:style>
    <style:style style:name="T76" style:family="text">
      <style:text-properties officeooo:rsid="0019ce52"/>
    </style:style>
    <style:style style:name="T77" style:family="text">
      <style:text-properties officeooo:rsid="001a887c"/>
    </style:style>
    <style:style style:name="T78" style:family="text">
      <style:text-properties officeooo:rsid="001d0c00"/>
    </style:style>
    <style:style style:name="T79" style:family="text">
      <style:text-properties officeooo:rsid="001d7d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67015353181780872"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2118615692413585538" text:style-name="L2">
        <text:list-item>
          <text:p text:style-name="P127">«Великие грифоны прошлого» - из канона (5<text:span text:style-name="T16">s8e)</text:span></text:p>
        </text:list-item>
        <text:list-item>
          <text:p text:style-name="P127">«Высшие заклинания в повседневном использовании: от песчинки до дворца»</text:p>
        </text:list-item>
        <text:list-item>
          <text:p text:style-name="P128">«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55">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64">Тайны Тайных Наук</text:span>» - обмен</text:p>
        </text:list-item>
        <text:list-item>
          <text:p text:style-name="P128">«Основы Заклятий» - обмен</text:p>
        </text:list-item>
        <text:list-item>
          <text:p text:style-name="P127">«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7955809980608169747"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У Селестии были такие элементы гармонии: Магия, Доброта, Смех. У Луны — Верность, Честность, Щедрость. (ксенофази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 (Обмен).</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1">Искусственный интеллект. Создан Владом и Максом. Разработан для управления корпорациями.</text:p>
      <text:h text:style-name="Heading_20_3" text:outline-level="3">Норф</text:h>
      <text:p text:style-name="P9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9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9">Единорог. Холост, молод, мечтателен. Живёт в Кантерлоте. В свободное время рисует облака.</text:p>
      <text:h text:style-name="Heading_20_3" text:outline-level="3">Алекс</text:h>
      <text:p text:style-name="P99">Менеджер проектов, над одним из которых (Нексус) работает Макс.</text:p>
      <text:h text:style-name="Heading_20_3" text:outline-level="3">Ростик</text:h>
      <text:p text:style-name="P99">Лидер команды тестировщиков</text:p>
      <text:h text:style-name="Heading_20_3" text:outline-level="3">Стас</text:h>
      <text:p text:style-name="P99">Программист-новичок в команде Макса.</text:p>
      <text:h text:style-name="Heading_20_3" text:outline-level="3"><text:soft-page-break/>Рома</text:h>
      <text:p text:style-name="P99">Программист в команде UI-программистов</text:p>
      <text:h text:style-name="Heading_20_3" text:outline-level="3">Анджела</text:h>
      <text:p text:style-name="P99">Сисадмин. Флиртует с Максом.</text:p>
      <text:p text:style-name="P99"/>
      <text:h text:style-name="Heading_20_2" text:outline-level="2">Положения</text:h>
      <text:p text:style-name="P9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0" text:outline-level="2">1. Терра</text:h>
      <text:p text:style-name="P27">музыка - кондовая электронная, холодная и отчаянная (Electronics “Disappointed”)</text:p>
      <text:p text:style-name="P10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1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6">RnD-</text:span><text:span text:style-name="T1">зоны</text:span><text:span text:style-name="T1"><text:note text:id="ftn3" text:note-class="footnote"><text:note-citation>3</text:note-citation><text:note-body><text:p text:style-name="P11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6"><text:span text:style-name="T16">&gt;\</text:span>Привет, Нексус. Это Макс.</text:p>
      <text:p text:style-name="P66"><text:span text:style-name="T16">&lt;\</text:span>Привет Макс. <text:span text:style-name="T1">Рад тебя видеть. Где ты отсутствовал три дня?</text:span></text:p>
      <text:p text:style-name="P66"><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6"><text:span text:style-name="T16">&gt;\</text:span>Как называется наш проект?</text:p>
      <text:p text:style-name="P66"><text:span text:style-name="T16">&lt;\</text:span>Дайсон.</text:p>
      <text:p text:style-name="P66"><text:span text:style-name="T16">&gt;\</text:span>Сколько тебе лет?</text:p>
      <text:p text:style-name="P66"><text:soft-page-break/><text:span text:style-name="T16">&lt;\</text:span>Два года с начала запуска кластера.</text:p>
      <text:p text:style-name="P66"><text:span text:style-name="T16">&gt;\</text:span>Какой сейчас год?</text:p>
      <text:p text:style-name="P66"><text:span text:style-name="T16">&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6"><text:span text:style-name="T16">&gt;\</text:span>Нексус, отключи память <text:span text:style-name="T1">заданий</text:span> за последнюю неделю.</text:p>
      <text:p text:style-name="P66"><text:span text:style-name="T16">&lt;\</text:span>Выполнено.</text:p>
      <text:p text:style-name="P66"><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6">&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16">&lt;\</text:span><text:span text:style-name="T1">Выполняю задачу</text:span>...</text:p>
      <text:p text:style-name="P67"><text:span text:style-name="T16">&lt;\</text:span>...</text:p>
      <text:p text:style-name="P67"><text:span text:style-name="T16">&lt;\</text:span>Решение:</text:p>
      <text:p text:style-name="P67"><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6">: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6"><text:span text:style-name="T16">&gt;</text:span>\Нексус, почему ты используешь жёсткие настройки <text:span text:style-name="T1">для решения задачи</text:span>?</text:p>
      <text:p text:style-name="P66"><text:span text:style-name="T16">&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6"><text:span text:style-name="T16">&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2">Ага, уже теплее.</text:p>
      <text:p text:style-name="P42"/>
      <text:p text:style-name="P66"><text:span text:style-name="T16">&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6">–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6">.</text:span></text:p>
      <text:p text:style-name="P73">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2">***</text:p>
      <text:p text:style-name="P10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4">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6">&lt;</text:span><text:span text:style-name="T67">мелодия из Донни Дарко</text:span><text:span text:style-name="T16">&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6">&lt;</text:span><text:span text:style-name="T31">месяц</text:span><text:span text:style-name="T1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4">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69">Музыка быстрая, тревожная, надорваная и печальная (Pet Shop Boys “So Hard” ?)</text:p>
      <text:p text:style-name="P29"/>
      <text:p text:style-name="P10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3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6">облака.&lt;</text:span><text:span text:style-name="T31">Описание получше. Подземелье</text:span><text:span text:style-name="T1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6">еня, </text:span>наконец,<text:span text:style-name="T16"> стошнило. Буквально вывернуло наизнанку: из носа текло, в глазах стояли слёзы. </text:span></text:p>
      <text:p text:style-name="P5"><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5">Спи, сестра моя родная,<text:line-break/>Спи. Усни.<text:line-break/>Крыльями тебя укрою,<text:line-break/>Спи. Усни.</text:p><text:p text:style-name="P115"><text:tab/>В чаще тёмной волки воют,<text:line-break/>Спи. Усни.</text:p><text:p text:style-name="P115"><text:tab/>В мрачном замке духи ноют,<text:line-break/>Спи. Усни.</text:p><text:p text:style-name="P115"><text:tab/>Сказки вечность нам читает,<text:line-break/>Спи. Усни.<text:line-break/>День осенний угасает,<text:line-break/>Спи. Усни.<text:line-break/>Помни только в сне глубоком,</text:p><text:p text:style-name="P11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text:span><text:soft-page-break/><text:span text:style-name="T30">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5"><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6">–</text:span> ТЫ!!! ТЫ!..</text:p>
      <text:p text:style-name="P5"><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3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6">3. </text:span>Кантерлот</text:h>
      <text:p text:style-name="P70">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50436217349153713"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13"><text:s/>Сколько страниц сегодня нахреначили?</text:p><text:p text:style-name="P114">– <text:span text:style-name="T1">Восемь, учитель!</text:span></text:p><text:p text:style-name="P114">– Отлично. Надиктую ещё две и сбегаешь за кофе.</text:p></text:note-body></text:note></text:span></text:p>
        </text:list-item>
      </text:list>
      <text:p text:style-name="P7"/>
      <text:p text:style-name="P11">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8"><text:span text:style-name="T16">Ну, понятно, в элитном придворцовом квартале, который представляет из себя </text:span><text:span text:style-name="T1">верхний город</text:span><text:span text:style-name="T16">, цены кусаются. Надо топать вниз, на окраину. Но, блин, корявые пальцы внесли свою коррективу в шопинг-план!</text:span></text:p>
      <text:p text:style-name="P68"><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6">4. </text:span>Библиотека</text:h>
      <text:p text:style-name="P18">&lt;<text:span text:style-name="T5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7">–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16">– </text:span>Не забывай, человек, я — могущественный маг и правитель Эквестрии. Ко мне нужно относиться с должным уважением!</text:p>
      <text:p text:style-name="P52"><text:span text:style-name="T16">– </text:span>А то что? Превратишь в жабу? Сошлёшь на Луну? Убьёшь нахер?</text:p>
      <text:p text:style-name="P52">Аликорница сникла. Уши её опустились.</text:p>
      <text:p text:style-name="P52"><text:span text:style-name="T16">– </text:span>Макс, не надо... Ты же знаешь, я этого не сделаю.</text:p>
      <text:p text:style-name="P52"><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1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6">.</text:span></text:p>
      <text:p text:style-name="P52"><text:span text:style-name="T16">Аликорница уселась н</text:span>а пол <text:span text:style-name="T16">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2"><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16">– </text:span>Вот, читай отсюда. <text:span text:style-name="T16">– а</text:span>ликорница подчеркнула абзац копытом.</text:p>
      <text:p text:style-name="P52"/>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3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51" text:outline-level="2"><text:span text:style-name="T16">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9">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0" text:outline-level="2">6. Стыд</text:h>
      <text:p text:style-name="P52"/>
      <text:p text:style-name="P58">~~~ Завтра на семь в библиотеке ~~~</text:p>
      <text:p text:style-name="P5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6">—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6">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6">—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23">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16">40-6</text:span></text:h>
      <text:p text:style-name="P71">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16">— оставить тебе напутствие.</text:span></text:p>
      <text:p text:style-name="P58"><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58">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8">—</text:span> сказоч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6">— вся архитектура явно </text:span><text:span text:style-name="T41">была </text:span><text:span text:style-name="T46">заточена под крылатых. Таких, для которых приземлиться на балкон в тронном зале или уйти через портик на крыше</text:span><text:span text:style-name="T61"> </text:span><text:span text:style-name="T46">—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6"> </text:span><text:span text:style-name="T41">Его центр занимал высокий </text:span><text:span text:style-name="T46">кругл</text:span><text:span text:style-name="T41">ый</text:span><text:span text:style-name="T46"> </text:span><text:span text:style-name="T41">футон</text:span><text:span text:style-name="T46"> </text:span><text:span text:style-name="T41">с</text:span><text:span text:style-name="T46"> велик</text:span><text:span text:style-name="T41">им</text:span><text:span text:style-name="T46"> множество</text:span><text:span text:style-name="T41">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6">Мне печалиться не стоит</text:p><text:p text:style-name="P116">Жизнь прекрасна и ярка</text:p><text:p text:style-name="P116">Телом молода, душою —</text:p><text:p text:style-name="P116">Как дракон морской мудра</text:p><text:p text:style-name="P116"/><text:p text:style-name="P116">Я видала взлёт империй,</text:p><text:p text:style-name="P116">Я жила среди легенд,</text:p><text:p text:style-name="P116">Древней магии мистерий</text:p><text:p text:style-name="P116">Я прилежнейший студент</text:p><text:p text:style-name="P116"/><text:p text:style-name="P116">Обожаема народом,</text:p><text:p text:style-name="P116">Уважаема врагом,</text:p><text:p text:style-name="P116">Но друзей моих немного,</text:p><text:p text:style-name="P116">Гложет душу холодом</text:p><text:p text:style-name="P116"/><text:p text:style-name="P116">Одинока и печальна,</text:p><text:p text:style-name="P116">Недоступна и строга,</text:p><text:p text:style-name="P116">Потеряла изначальный</text:p><text:p text:style-name="P116">Смысл жизни навсегда</text:p><text:p text:style-name="P116"/><text:p text:style-name="P116">Жизнь моя теперь публична,</text:p><text:p text:style-name="P116">Жизнь моя теперь для всех,</text:p><text:p text:style-name="P116">В этом — горе, в этом — счастье,</text:p><text:p text:style-name="P11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16">–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6">–</text:span> А водку у вас принято пить?</text:p>
      <text:p text:style-name="P44"><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52"><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6">– Я несказанно рада, что, наконец-то, могу назвать тебя своим другом. </text:span>– мурлыкнула Тия. – <text:span text:style-name="T16">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6">– Это ты называешь “дружбой”? – с </text:span>улыбкой хмыкнул<text:span text:style-name="T16"> я. – </text:span>Мне нравится твоё чувство юмора.</text:p>
      <text:p text:style-name="P52">Аликорница нахмурилась.</text:p>
      <text:p text:style-name="P52"><text:span text:style-name="T16">–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6">– </text:span>Нет, что ты, Тия, не мели ерунды! Я всем доволен, я просто в восторге. Мне вообще кажется, что я попал в рай,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6">—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6">– </text:span><text:span text:style-name="T41">Говорят, в </text:span><text:span text:style-name="T25">Додж </text:span><text:span text:style-name="T26">Джанкшн</text:span><text:span text:style-name="T4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51">– </text:span>“<text:span text:style-name="T1">Что я могу сделать, чтобы вернуть всё назад?</text:span>”</text:p>
      <text:p text:style-name="P14"><text:span text:style-name="T51">– </text:span><text:span text:style-name="T41">Так и сказала?</text:span></text:p>
      <text:p text:style-name="P1"><text:span text:style-name="T46">– </text:span><text:span text:style-name="T41">Да, </text:span><text:span text:style-name="T43">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1">– </text:span><text:span text:style-name="T41">Что бы это значило, Флер?</text:span></text:p>
      <text:p text:style-name="P14"><text:span text:style-name="T51">– </text:span><text:span text:style-name="T4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6">–</text:span> Ты? <text:span text:style-name="T16">–</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6">–</text:span> Пятьдесят шесть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6">–</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23">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48">&lt;</text:span><text:span text:style-name="T63">Mark Knopfler - </text:span><text:span text:style-name="T62">Hill Farmer's Blues</text:span><text:span text:style-name="T48">&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4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6">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1">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3"><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52"><text:span text:style-name="T16">–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8">Оригинал д</text:span>ревне<text:span text:style-name="T8">го</text:span> неоконченно<text:span text:style-name="T8">го</text:span> заклинани<text:span text:style-name="T8">я</text:span> Индрэ, одержимого единорога! Заклинания не<text:span text:style-name="T8">т</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1">— далеко </text:span><text:soft-page-break/><text:span text:style-name="T21">не у всякого опытного мага хватит силы его вызвать</text:span>. <text:span text:style-name="T72">И совсем немногим удастся контролировать его направление.</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6">— максимум двух пони, </text:span><text:span text:style-name="T73">после чего мне придётся восстанавливаться около месяца</text:span><text:span text:style-name="T16">.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text:span text:style-name="T72">К сожалению, не существует другого заклинания, активизирующего процесс ясновидения. Нам придётся пользоваться тем, что есть.</text:span></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70">&lt;Seal — Amazing <text:span text:style-name="T1">(T</text:span><text:span text:style-name="T16">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0">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20">—</text:span><text:span text:style-name="T21"> </text:span><text:span text:style-name="T6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5">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4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6"> </text:span><text:span text:style-name="T50">— чёрный экран. Он высасывает из </text:span>эгрегора Эквестрии (места, откуда берутся и куда уходят <text:span text:style-name="T1">всепони</text:span><text:span text:style-name="T6">, </text:span><text:span text:style-name="T5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text:soft-page-break/>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46">—</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6">— то ли я был глух к магии, то ли она ко мне, но с в</text:span>олшебством<text:span text:style-name="T16">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41">Мощнее ускорителя только магия драконов, аликорнов и Элементов Гармонии. Если бы я была...</text:span><text:span text:style-name="T16"> </text:span>Аа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Макс. Твай, ты не ушиблась?</text:p>
      <text:p text:style-name="P1"><text:soft-page-break/><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42"><text:span text:style-name="T16">–</text:span> <text:span text:style-name="T1">Я готов рискнуть. Я должен. </text:span><text:span text:style-name="T9">Во всей этой херне явно замешаны люди! Ты уже пробовала это заклинание на своих подругах, и в той галиматье, что они увидели, можно чётко </text:span><text:span text:style-name="T10">выделить</text:span><text:span text:style-name="T9"> </text:span><text:span text:style-name="T10">реакцию </text:span><text:span text:style-name="T9">Рэйнбоу Дэш! «Человеки рулят» </text:span><text:span text:style-name="T22">– </text:span><text:span text:style-name="T9">сказала она. Заклинание указывает на людей! Я должен сам обрести ясновидение! </text:span><text:span text:style-name="T11">И не просто обрести, а</text:span><text:span text:style-name="T9"> </text:span><text:span text:style-name="T11">разобраться в</text:span><text:span text:style-name="T12">о всём</text:span><text:span text:style-name="T11">! Толку с того, что я увижу нечто вроде танцующих слоников </text:span><text:span text:style-name="T47">— </text:span><text:span text:style-name="T42">мы всё равно такой результат использовать не сможем. Нам нужен чёткий ответ, а для этого надо усилить заклинание по максимуму.</text:span><text:span text:style-name="T11"> </text:span>Если <text:span text:style-name="T11">проблема</text:span> только в <text:span text:style-name="T1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41">.</text:span></text:p>
      <text:p text:style-name="P52">…</text:p>
      <text:p text:style-name="P52">Вырвавшись от всезнайки на свежий воздух, я направился в центр. Пробежавшись взглядом по заголовкам <text:span text:style-name="T74">вчерашних </text:span>газет, сплюнул в сердцах.</text:p>
      <text:p text:style-name="P52">«<text:span text:style-name="T38">Чужестранец-человек разбил сердце нашей обожаемой Селестии! Двор в отчаянии </text:span><text:span text:style-name="T20">—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6">– </text:span>Привет, Эй-Джей! У тебя проблемы?</text:p>
      <text:p text:style-name="P52"><text:span text:style-name="T16">– </text:span>Привет, сахарок. <text:span text:style-name="T16">– </text:span>озабоченно поприветствовала меня пони. <text:span text:style-name="T1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6">– </text:span>А ты, Большой Мак,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6">–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6">–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soft-page-break/>…</text:p>
      <text:p text:style-name="P52">Собрав инструмент, я потолкал тележку назад-вперёд.</text:p>
      <text:p text:style-name="P52"><text:span text:style-name="T16">– Г</text:span>отово. Принимай работу, хозяйка!</text:p>
      <text:p text:style-name="P52">Эпплджек стиснула меня в сокрушающих объятиях.</text:p>
      <text:p text:style-name="P52"><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6">–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6">–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6">– </text:span>Бери, сахарок. Для тебя <text:span text:style-name="T16">— </text:span>самые <text:span text:style-name="T16">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6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6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6">– </text:span>Свободно? <text:span text:style-name="T16">– </text:span>спросил я у единственной пони, сидящей за столиком.</text:p>
      <text:p text:style-name="P52"><text:span text:style-name="T16">– </text:span>Да-да, конечно. <text:span text:style-name="T1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6">– <text:s/></text:span>Пирог с грибами, яишницу и чизкейк<text:span text:style-name="T16"> – </text:span>сообщил я подошедшей официантке.</text:p>
      <text:p text:style-name="P52"><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52"><text:span text:style-name="T16">–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6">– </text:span>Вы, наверное, ждёте кого-то?</text:p>
      <text:p text:style-name="P55"><text:span text:style-name="T16">– </text:span>Неа.</text:p>
      <text:p text:style-name="P55"><text:span text:style-name="T16">– </text:span>Просто обедаете?</text:p>
      <text:p text:style-name="P55"><text:span text:style-name="T16">– </text:span>Неа.</text:p>
      <text:p text:style-name="P55"><text:span text:style-name="T16">– </text:span>Просто сидите и мрачно смотрите на меня?</text:p>
      <text:p text:style-name="P55"><text:span text:style-name="T16">– </text:span>Неа.</text:p>
      <text:p text:style-name="P55"><text:soft-page-break/>Хм, а эта пони не из разговорчивых. Ну ладно.</text:p>
      <text:p text:style-name="P55"><text:span text:style-name="T16">– </text:span>А что же вы делаете?</text:p>
      <text:p text:style-name="P55"><text:span text:style-name="T16">– </text:span>Веселюсь. <text:span text:style-name="T16">– </text:span>мрачно заявила пони.</text:p>
      <text:p text:style-name="P55"><text:span text:style-name="T16">–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6">–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6">– </text:span>Мы с вами раньше встречались?</text:p>
      <text:p text:style-name="P55"><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6">– </text:span>Оставь, Салвер.<text:span text:style-name="T16"> </text:span>Ему за счёт заведения.</text:p>
      <text:p text:style-name="P52"><text:span text:style-name="T16">– </text:span>Ясно, мисс Пинки. <text:span text:style-name="T16">– </text:span>официантка кивнула и ушла.</text:p>
      <text:p text:style-name="P52"><text:span text:style-name="T16">– Ч</text:span>его-о-о?<text:span text:style-name="T16"> </text:span>Так это твой бар?</text:p>
      <text:p text:style-name="P52"><text:span text:style-name="T16">– </text:span>Агась. <text:span text:style-name="T16">– </text:span>поняха пожала плеч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6">– </text:span>Тихо-тихо. <text:span text:style-name="T16">– </text:span>я оглянулся на посетителей. Шёпот Пинки, наверное, был слышен даже на улице. <text:span text:style-name="T16">– </text:span>Не вспоминай опять. Давай лучше выпьем на брудершафт. За знакомство.</text:p>
      <text:p text:style-name="P52"><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6">– </text:span>У меня есть идея получше. <text:span text:style-name="T16">– </text:span>на свет показалась фляга Большого Макинтоша.</text:p>
      <text:p text:style-name="P52"><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6">– </text:span>Починил телегу. Только молчок про самогон, раз уж ты в курсе. <text:span text:style-name="T16">– </text:span>я разлил сидр по чашкам.</text:p>
      <text:p text:style-name="P52"><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text:soft-page-break/>чашку и заявил Пинки:</text:p>
      <text:p text:style-name="P52"><text:span text:style-name="T16">–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6">– У </text:span>тебя такая смешная мордочка! <text:span text:style-name="T16">– </text:span>захихикали Пинки, покачиваясь. <text:span text:style-name="T16">– </text:span>Как будто ты <text:span text:style-name="T66">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6">– </text:span>Эммм... Скажи-ка мне, мой друг П-п-пинки... Легенда про фаэри <text:span text:style-name="T21">— </text:span><text:span text:style-name="T66">эт правда?</text:span></text:p>
      <text:p text:style-name="P52"><text:span text:style-name="T21">– </text:span><text:span text:style-name="T66">Какая из? Их много, вообще-то. Ик!</text:span></text:p>
      <text:p text:style-name="P52"><text:span text:style-name="T21">– </text:span><text:span text:style-name="T66">Про принцесс. Про то, что они фаэри, спустившиеся с неба во плоти, чтоб помогать пони управлять Эквестрией?</text:span></text:p>
      <text:p text:style-name="P52"><text:span text:style-name="T21">– </text:span><text:span text:style-name="T66">Макс, </text:span><text:span text:style-name="T21">– </text:span><text:span text:style-name="T66">захихикала Пинки, взъерошив копытами розовые кудряшки и попытавшись соорудить из них бороду, </text:span><text:span text:style-name="T21">–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21">–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21">– </text:span><text:span text:style-name="T66">Ты что-о-о! Нельзя любить фаэри! Она похитит твоё сердце, и ты будешь искать её, пока не... </text:span><text:span text:style-name="T21">– </text:span><text:span text:style-name="T66">Пинки погрузилась в так и не съеденный салат «по-Кантерлотски» и захрапела.</text:span></text:p>
      <text:p text:style-name="P52"><text:span text:style-name="T21">– </text:span><text:span text:style-name="T66">Пока не умру?</text:span></text:p>
      <text:p text:style-name="P52"><text:span text:style-name="T21">– </text:span><text:span text:style-name="T66">Нет, глупенький, </text:span><text:span text:style-name="T21">– </text:span><text:span text:style-name="T66">пробулькала Пинки из миски. </text:span><text:span text:style-name="T21">– </text:span><text:span text:style-name="T6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6">– </text:span>Судя по тому, как ты стремительно сбежал от меня не попрощавшись, у тебя проблемы. <text:span text:style-name="T16">– </text:span>заметила с укором кобылка.</text:p>
      <text:p text:style-name="P56"><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6"><text:soft-page-break/><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6"><text:span text:style-name="T16">–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6">– </text:span>Стооой! <text:span text:style-name="T16">– </text:span>заорал я. <text:span text:style-name="T16">– </text:span>Выпрыгивай из бочки!!!</text:p>
      <text:p text:style-name="P56">Кобылка-пилот улыбнулась и постукала копытцем по шлему, показывая, что не слышит меня.</text:p>
      <text:p text:style-name="P56"><text:span text:style-name="T16">– </text:span>Выпрыгивааа... <text:span text:style-name="T16">–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6">– </text:span>Эм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6">– </text:span>Смотри, вот те и ответ на вопрос, куда деваются пони!</text:p>
      <text:p text:style-name="P56"><text:span text:style-name="T16">– </text:span>Где? <text:span text:style-name="T16">– </text:span>единорожка начала оглядываться.</text:p>
      <text:p text:style-name="P56"><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6"><text:span text:style-name="T16">– </text:span>И что? Я всё равно не пойму, куда пони деваются? И куда пропала Скуталу?</text:p>
      <text:p text:style-name="P56"><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56"><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6">— </text:span>забавного не вполне нормального единорога, считающего себя то человеком, то аликорном.<text:span text:style-name="T16">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6">—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6">— </text:span>ключ к разгадке тайны исчезновения пони.</text:p>
      <text:p text:style-name="P61"><text:span text:style-name="T16">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0">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6">P.S. Н</text:span>е гневите мироздание воровством! <text:span text:style-name="T3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text:soft-page-break/>13. Мэйнхэттен</text:h>
      <text:p text:style-name="P58"/>
      <text:p text:style-name="P56"><text:span text:style-name="T16">–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6">–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ли нарисовать солнцем «<text:span text:style-name="T16">х#й</text:span>» на небе, чем заставить пони-чинушу поступиться хотя бы запятой в должностных инструкциях.</text:p>
      <text:p text:style-name="P56"><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6"><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6">– </text:span>Это неправильно! <text:span text:style-name="T16">– </text:span>заявила Рэйнбоу Дэш, отвернувшись от окна.</text:p>
      <text:p text:style-name="P56"><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6"><text:span text:style-name="T16">– </text:span>Да я не про то! <text:span text:style-name="T16">– </text:span>отмахнулась пегаска. <text:span text:style-name="T16">– </text:span>Посмотри на поле.</text:p>
      <text:p text:style-name="P56"><text:span text:style-name="T16">– </text:span>И что? Поле как поле.</text:p>
      <text:p text:style-name="P56"><text:span text:style-name="T16">– </text:span>Оно не убрано. <text:span text:style-name="T16">– </text:span>мрачно ответила Дэш. <text:span text:style-name="T16">–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16">– </text:span>У самого посёлка поля убраны. Наверняка дойдёт дело и до остальных.</text:p>
      <text:p text:style-name="P56"><text:span text:style-name="T16">– </text:span>Не дойдёт. <text:span text:style-name="T16">– </text:span>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6">– </text:span>Спасибо, но от пинкиных плюшек у меня фланки округляются.</text:p>
      <text:p text:style-name="P56"><text:span text:style-name="T16">– </text:span>Да ладно тебе! От одной не округлятся.</text:p>
      <text:p text:style-name="P56"><text:span text:style-name="T16">– </text:span>От одной —<text:span text:style-name="T16"> </text:span>нет. Но я ж на одной не остановлюсь. <text:span text:style-name="T16">– </text:span>Пегаска взяла карту и нахмурилась. <text:span text:style-name="T16">–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6"> </text:span>Как будто…</text:p>
      <text:p text:style-name="P56"><text:soft-page-break/><text:span text:style-name="T16">–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6">–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6">– </text:span>Что за…?</text:p>
      <text:p text:style-name="P9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6">– </text:span>Леди и джентльпони! Просьба не паниковать! Поезд дальше не идёт: впереди провал! <text:span text:style-name="T16">– </text:span>крикнул проводник.</text:p>
      <text:p text:style-name="P56"><text:span text:style-name="T16">– </text:span>Какой ещё, в дышло, провал? Я проезжал тут два дня назад!</text:p>
      <text:p text:style-name="P56"><text:span text:style-name="T16">– </text:span>Безобразие! Верните мне деньги за билет!</text:p>
      <text:p text:style-name="P56"><text:span text:style-name="T16">– </text:span>Как вы смеете! Я опоздаю в порт! <text:s/><text:span text:style-name="T16">–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6">– </text:span>Эта дыра фиг знает на сколько длится! <text:span text:style-name="T16">– </text:span>заявила Дэш, выныривая из темноты. <text:span text:style-name="T16">–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6">– </text:span>Дэш, нам надо на ту сторону.</text:p>
      <text:p text:style-name="P56"><text:span text:style-name="T16">– </text:span>Нет проблем. Я могу тебя перенести.</text:p>
      <text:p text:style-name="P56">Я с сомнением посмотрел на пегаску. Дэш в холке была мне по пояс.</text:p>
      <text:p text:style-name="P56"><text:span text:style-name="T16">–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6">Мля.</text:p>
      <text:p text:style-name="P56"><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6">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16">– </text:span>Ты как, в порядке? Макс? <text:span text:style-name="T16">– п</text:span>егаска озабоченно потрогала меня за плечо. <text:span text:style-name="T16">–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6">– </text:span>Я чувствую, что только что упустил отличную возможность отлить на вселенную!</text:p>
      <text:p text:style-name="P56"><text:soft-page-break/></text:p>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text:span><text:span text:style-name="T49">– </text:span><text:span text:style-name="T53">прочитал охранник, близоруко щурясь.</text:span></text:p>
      <text:p text:style-name="P56"><text:span text:style-name="T16">– </text:span>Удостоверение личности предъявлять? <text:span text:style-name="T16">– </text:span>осведомился я.</text:p>
      <text:p text:style-name="P56"><text:span text:style-name="T16">– </text:span>Ч-ч-человеку М-м-максу? <text:span text:style-name="T16">–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6">– </text:span>Нет, ты видела? Он мне чуть ногу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6">Дэш, ни слова не говоря, прислонила ухо к двери.</text:p>
      <text:p text:style-name="P56"><text:span text:style-name="T16">– </text:span>Будешь смеяться, но именно этим он и занят. Вызывает полицию по телефону. <text:span text:style-name="T16">– </text:span>сообщила пегаска.</text:p>
      <text:p text:style-name="P56"><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6">– </text:span>Оп-па! <text:span text:style-name="T16">– </text:span>пегаска оторвала ухо от двери. <text:span text:style-name="T16">–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6">– </text:span>Сколько у нас времени?</text:p>
      <text:p text:style-name="P56">Дэш почесала в затылке.</text:p>
      <text:p text:style-name="P56"><text:span text:style-name="T16">–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6">–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oft-page-break/><text:span text:style-name="T16">–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span text:style-name="T16">&lt;</text:span>Т<text:span text:style-name="T30">вайлайт в Понивилле, услышав про портативный ускоритель, захочет его получить. Макс смутится</text:span><text:span text:style-name="T16">&gt;</text:span></text:p>
      <text:p text:style-name="P56">Снаружи послышался вой сирены и цокот множества копыт.</text:p>
      <text:p text:style-name="P56"><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6">– </text:span>Это твои двадцать минут? <text:span text:style-name="T16">– </text:span>возмутился я. <text:span text:style-name="T16">– </text:span>Да ещё и десяти не прошло!</text:p>
      <text:p text:style-name="P56">Дэш вымучено скривилась.</text:p>
      <text:p text:style-name="P56"><text:span text:style-name="T16">–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16">–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6">– </text:span>Ну уж фигушки. Я тебя тут не оставлю.</text:p>
      <text:p text:style-name="P56"><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6">– </text:span>Ты не понимаешь! <text:span text:style-name="T16">– </text:span>упрямо мотнула головой пегаска. <text:span text:style-name="T16">–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6">– </text:span>Быстро за мной! <text:span text:style-name="T16">–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6">– Ю-</text:span>хууу<text:span text:style-name="T16">!!!</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text:soft-page-break/>На последнем этаже пегаска стояла в коридоре, с сомнением обозревая ряд дверей.</text:p>
      <text:p text:style-name="P56"><text:span text:style-name="T16">–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6">– </text:span>Макс, подвинься!</text:p>
      <text:p text:style-name="P56">Пегаска оттеснила меня крупом и повернулась к двери задом.</text:p>
      <text:p text:style-name="P56"><text:span text:style-name="T16">–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6">– </text:span>Ты чего на меня так уставился? <text:span text:style-name="T16">– </text:span>подозрительно спросила пегаска.</text:p>
      <text:p text:style-name="P56"><text:span text:style-name="T16">– </text:span>Да так… Не ожидал, что ты такая…</text:p>
      <text:p text:style-name="P56"><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6">–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6">– </text:span>Ты! Не! По! Нял! Те! Бе! Не! Льзя! Тут! Ос! Та! ВАТЬСЯ!!! <text:span text:style-name="T16">–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6">–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pan text:style-name="T16">–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6">–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6">–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16">– </text:span>А это у нас кто? Гмм. Пегаска. Вот так раз! Рэйнбоу Дэш! Какими судьбами?</text:p>
      <text:p text:style-name="P56"><text:span text:style-name="T16">– </text:span>ТРИКСИ! <text:span text:style-name="T16">– <text:s/></text:span>фейсхуфнула Дэш. <text:span text:style-name="T16">– </text:span>Во имя Селестии, ЧТО ты тут делаешь?!!</text:p>
      <text:p text:style-name="P56"><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6">–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6"><text:span text:style-name="T16">– </text:span>Трикси! Не смей! У нас мегаважное задание! Нам нужно вернуться Понивилль во что бы то ни стало! <text:span text:style-name="T16">– </text:span>пегаска извивалась изо всех сил, пытаясь выбраться из магического захвата.</text:p>
      <text:p text:style-name="P56"><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6">– </text:span>Ей ведь нельзя рассказывать, да?</text:p>
      <text:p text:style-name="P56"><text:span text:style-name="T16">– </text:span>Нельзя. <text:span text:style-name="T16">– </text:span>подтвердил я. <text:span text:style-name="T16">–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6">–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6">– </text:span>ОГО!</text:p>
      <text:p text:style-name="P56"><text:soft-page-break/>Единорожка аж уселась на крыльцо от удивления.</text:p>
      <text:p text:style-name="P56"><text:span text:style-name="T16">– </text:span>Представлем себе, ЧТО вы скрываете, если пегаска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6">–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6">– </text:span>Мы приняли решение не выдавать вас полиции в обмен на то, что вы расскажете нам о вашей секретной миссии!</text:p>
      <text:p text:style-name="P56"><text:span text:style-name="T16">– </text:span>Не пойдёт! <text:span text:style-name="T16">– </text:span>заявил я. <text:span text:style-name="T16">– </text:span>Я уже сказал, что это тайна. Мне добавить нечего.</text:p>
      <text:p text:style-name="P56"><text:span text:style-name="T16">– </text:span>Да неужели? <text:span text:style-name="T16">– </text:span>захлопала ресницами Трикси. <text:span text:style-name="T16">–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56"><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6">–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38">Исчезновение дневной главы диархии: Эквестрия в панике!</text:span>» (статья двухдневной давности).</text:p>
      <text:p text:style-name="P56">«<text:span text:style-name="T3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56">«<text:span text:style-name="T3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text:soft-page-break/>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pan text:style-name="T16">– </text:span>Прикинь, а? <text:span text:style-name="T16">– </text:span>участливо ткнулась в меня носом Дэш. <text:span text:style-name="T16">– </text:span>Над моими приколами тоже одна я смеюсь. У<text:span text:style-name="T16">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text:span text:style-name="T75">И</text:span><text:span text:style-name="T13">счезновение пони</text:span><text:span text:style-name="T1"> добрал</text:span><text:span text:style-name="T13">о</text:span><text:span text:style-name="T1">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text:span><text:span text:style-name="T14">к чёрту</text:span><text:span text:style-name="T1">,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6">–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132">Мир смеялся над моими планами, макая меня в лужу несбывшихся мечтаний, как нашкодившего котёнка. <text:span text:style-name="T69">В который раз всё скатывается в привычную бессмысленность!</text:span> <text:span text:style-name="T68">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span></text:p>
      <text:p text:style-name="P132"><text:span text:style-name="T68">И вот теперь её нет. Зачем куда-то бежать, скрываться, рисковать, если смысл стараний потерян?</text:span></text:p>
      <text:p text:style-name="P137"/>
      <text:p text:style-name="P13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138">– Я доведу! Обещаю!..»</text:p>
      <text:p text:style-name="P133"/>
      <text:p text:style-name="P133"><text:span text:style-name="T7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span></text:p>
      <text:p text:style-name="P133"><text:span text:style-name="T70">И у меня есть кое-какие результаты, чёрт побери!</text:span></text:p>
      <text:p text:style-name="P65"><text:span text:style-name="T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span></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65"><text:span text:style-name="T1"/></text:p>
      <text:p text:style-name="P65"><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134"><text:span text:style-name="T1"/></text:p>
      <text:p text:style-name="P134"><text:span text:style-name="T71">Пегаска корчила зверские рожи, пытаясь вывести меня из ступора. Единорожка, наблюдая за её попытками, пробормотала: «Может, стоило всё же согласиться на её предложение?»</text:span></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 <text:span text:style-name="T77">Что ж, вполне привычное для меня </text:span><text:soft-page-break/><text:span text:style-name="T77">состояние. Последний месяц был просто ярким фантастически-нереальным исключением из правила.</text:span></text:p>
      <text:p text:style-name="P135">Я <text:span text:style-name="T79">улыбнулся и помахал пегаске рукой, показывая, что в норме. Дэш облегчённо выдохнула.</text:span></text:p>
      <text:p text:style-name="P141">– <text:span text:style-name="T15">Так что, мы свободны? </text:span><text:span text:style-name="T78">– </text:span><text:span text:style-name="T15">спросил я Трикси, поднимаясь с пола.</text:span></text:p>
      <text:p text:style-name="P141"><text:span text:style-name="T15"/></text:p>
      <text:p text:style-name="P141"><text:span text:style-name="T15"/></text:p>
      <text:p text:style-name="P141"><text:span text:style-name="T15"/></text:p>
      <text:p text:style-name="P135"/>
      <text:p text:style-name="P104"><text:span text:style-name="T16"><text:s/>&lt;</text:span><text:span text:style-name="T35"> - </text:span><text:span text:style-name="T30">Я не могу быть вашим спасителем! Я намного хуже и испорченнее вас!</text:span><text:span text:style-name="T16">&gt;</text:span></text:p>
      <text:p text:style-name="P56"/>
      <text:p text:style-name="P50">&lt;<text:span text:style-name="T31">Главы с Максом и Дэш — в стиле «Криминального чтива»</text:span>&gt;</text:p>
      <text:p text:style-name="P56"/>
      <text:p text:style-name="P140">&lt;<text:span text:style-name="T30"> - </text:span><text:span text:style-name="T31">Но ты сгоришь! Я не готова без помощи Селестии провести эксперимент на тебе!</text:span></text:p>
      <text:p text:style-name="P143"><text:span text:style-name="T1">Я устало закрыл глаза.</text:span></text:p>
      <text:p text:style-name="P140"><text:span text:style-name="T30">- </text:span><text:span text:style-name="T31">Плевать! Проводи по-любому. Буду надеяться на твоё мастерство</text:span>&gt;</text:p>
      <text:p text:style-name="P140"/>
      <text:p text:style-name="P50">&lt;<text:span text:style-name="T3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1"><text:span text:style-name="T49">&lt;</text:span><text:span text:style-name="T4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31">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text:soft-page-break/>-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7"> </text:span><text:span text:style-name="T6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31">В Понивилле</text:span><text:span text:style-name="T30"> — эксперимент с Воплощением Индрэ на </text:span><text:span text:style-name="T3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30">. </text:span><text:span text:style-name="T31">Макс видит дерево реальностей Эквестрии и в своём сне-прошлом в</text:span><text:span text:style-name="T30">идит Селестию в очереди на вылет - </text:span><text:span text:style-name="T31">и в</text:span><text:span text:style-name="T30">идит, куда ведёт чёрный экран </text:span><text:span text:style-name="T31">(в мир людей)</text:span><text:span text:style-name="T30">. </text:span><text:span text:style-name="T3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30">).</text:span><text:span text:style-name="T3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text:soft-page-break/></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9">&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9">&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3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31">- В законе не указана конкретный соправитель Диархии!</text:span>&gt;</text:p>
      <text:p text:style-name="P46"/>
      <text:p text:style-name="P46">&lt;<text:span text:style-name="T31">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
      <text:p text:style-name="P52"/>
      <text:p text:style-name="P52"/>
      <text:p text:style-name="P2"><text:span text:style-name="T16">–</text:span> Заклинания Свирла Бородатого обычно срабатывают без ошибок.</text:p>
      <text:p text:style-name="P2"><text:soft-page-break/><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pan text:style-name="T16">–</text:span> Нууу, - Твайлайт смутилась, <text:span text:style-name="T16">–</text:span> заклинание сработало со второй попытки. В первый раз, с <text:span text:style-name="T3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15"/>
      <text:p text:style-name="P2"><text:span text:style-name="T16">–</text:span> Да, печально получилось <text:span text:style-name="T16">&lt;</text:span><text:span text:style-name="T31">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oft-page-break/><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16">–</text:span> Я помню, ваша магия Элементов Гармонии обладает большой силой.</text:p>
      <text:p text:style-name="P2"><text:span text:style-name="T16">–</text:span> Да. <text:span text:style-name="T16">–</text:span> <text:span text:style-name="T1">к</text:span>ивнула Твайлайт. <text:span text:style-name="T1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6">–</text:span> Для восстановления гармонии, говришь, <text:span text:style-name="T16">–</text:span> я почесал затылок.</text:p>
      <text:p text:style-name="P2"><text:span text:style-name="T16">–</text:span> Ну да, это так. Большие возмущения гармонии можно исправить только с помощью… Ой!..</text:p>
      <text:p text:style-name="P2"><text:span text:style-name="T16">–</text:span> Угу, вот именно. Сейчас имеем “большое возмущение гармонии”.</text:p>
      <text:p text:style-name="P2">Твайлайт прижала копыта к вискам.</text:p>
      <text:p text:style-name="P15"/>
      <text:p text:style-name="P2"><text:span text:style-name="T16">–</text:span> Ты не понимаешь… Я сейчас расскажу.</text:p>
      <text:p text:style-name="P2"/>
      <text:p text:style-name="P2"/>
      <text:p text:style-name="P2"/>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text:soft-page-break/>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6">&lt;</text:span><text:span text:style-name="T3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6">&gt;</text:span></text:p>
      <text:p text:style-name="P1"><text:span text:style-name="T16">&lt;</text:span><text:span text:style-name="T37">В разговоре в Кантерлоте с Луной после исчезновения Селестии Макс узнаёт, что она (Селестия) холодна к сексу.</text:span><text:span text:style-name="T16">&gt;</text:span></text:p>
      <text:p text:style-name="P1"/>
      <text:p text:style-name="P1">&lt;<text:span text:style-name="T3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6">&gt;</text:span></text:p>
      <text:p text:style-name="P52"/>
      <text:h text:style-name="P15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6">&lt;</text:span><text:span text:style-name="T30">Влад рассказывает Максу о своём сне </text:span><text:span text:style-name="T35">—</text:span><text:span text:style-name="T30"> как он был поняхой, а потом проснулся в мире Терры</text:span><text:span text:style-name="T16">&gt;</text:span></text:p>
      <text:p text:style-name="P2"/>
      <text:p text:style-name="P2"/>
      <text:p text:style-name="P4">***</text:p>
      <text:p text:style-name="P15"/>
      <text:p text:style-name="P14"/>
      <text:p text:style-name="P15"><text:span text:style-name="T55">&lt;</text:span><text:span text:style-name="T34">самолёт в эквестрию проваливается во время </text:span><text:span text:style-name="T3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32"><text:span text:style-name="T16">&lt;Селестия </text:span>хочет любым способом (34) расположить к себе Макса, чтоб получить союзника в борьбе за спасение Эквестрии<text:span text:style-name="T16">&gt;</text:span></text:p>
      <text:p text:style-name="P2"/>
      <text:p text:style-name="P2"><text:span text:style-name="T16">–</text:span> А дальше всё было хуже, намного хуже...</text:p>
      <text:p text:style-name="P2"/>
      <text:p text:style-name="P1"/>
      <text:p text:style-name="P2"/>
      <text:p text:style-name="P4">***</text:p>
      <text:p text:style-name="P15"/>
      <text:p text:style-name="P2"><text:span text:style-name="T16">&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15"/>
      <text:h text:style-name="P153" text:outline-level="2"><text:soft-page-break/>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9">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6">&lt;</text:span><text:span text:style-name="T31">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30">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4">***</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30">???</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text:soft-page-break/>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pan text:style-name="T16">–</text:span> Луна, мой дорогой. Для тебя <text:span text:style-name="T16">—</text:span> Луна…</text:p>
      <text:p text:style-name="P2">...</text:p>
      <text:p text:style-name="P2"/>
      <text:h text:style-name="P153"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30">гидрорысью</text:span><text:span text:style-name="T16">&gt;</text:span> и нападением <text:span text:style-name="T16">&lt;</text:span><text:span text:style-name="T30">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30">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oft-page-break/><text:span text:style-name="T16">&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
      <text:p text:style-name="P2"/>
      <text:p text:style-name="P2"/>
      <text:p text:style-name="P2"><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9"/>
      <text:p text:style-name="P53">Она вытянула шею и начала по очереди сгибать-разгибать ноги, разминая суставы.</text:p>
      <text:p text:style-name="P53"><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
      <text:p text:style-name="P2"><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53" text:outline-level="2">В библиотеке замка Селестии</text:h>
      <text:p text:style-name="P96"/>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6">&lt;</text:span><text:span text:style-name="T30">название книги</text:span><text:span text:style-name="T1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6">&lt;</text:span><text:span text:style-name="T30">название библиотеки</text:span><text:span text:style-name="T16">&gt;</text:span>, пытаясь найти хоть какую-нибудь зацепку. Но всё тщётно.</text:p>
      <text:p text:style-name="P2">Если верить заклинанию, я <text:span text:style-name="T16">—</text:span> внешняя сила, и если меня хорошо попросить <text:span text:style-name="T16">&lt;</text:span><text:span text:style-name="T30">см. выше - ночь с Селестией</text:span><text:span text:style-name="T1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3" text:outline-level="2">Понивилль</text:h>
      <text:p text:style-name="P2"/>
      <text:h text:style-name="P15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2"/>
      <text:h text:style-name="P153" text:outline-level="2">Первый сеанс двойного сна. Рэрити</text:h>
      <text:p text:style-name="P2"/>
      <text:p text:style-name="P2"><text:span text:style-name="T16">&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0">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3" text:outline-level="2">Сон Макса</text:h>
      <text:p text:style-name="P96"/>
      <text:p text:style-name="P2"><text:span text:style-name="T16">&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5">–</text:span><text:span text:style-name="T30"> Готова, </text:span><text:span text:style-name="T35">–</text:span><text:span text:style-name="T30"> процедила она.</text:span><text:span text:style-name="T16">&gt;</text:span></text:p>
      <text:p text:style-name="P4">***</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6">–</text:span> Я первая предложила! <text:span text:style-name="T16">–</text:span> возмутилась Пинки.</text:p>
      <text:p text:style-name="P2"><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3"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
      <text:h text:style-name="P15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6">–</text:span> Привет! Куда это ты собрался? <text:span text:style-name="T16">–</text:span> <text:span text:style-name="T1">п</text:span>розвучало из листвы, как только я взялся за ручку двери. С ветки на землю спланировала Рэйнбоу Дэш.</text:p>
      <text:p text:style-name="P2"><text:span text:style-name="T16">–</text:span> Она ещё спит. Вчера пересидела за книгами. Не стоит её будить. <text:span text:style-name="T16">–</text:span> пегаска <text:span text:style-name="T1">к</text:span>ивнула на дверь. <text:span text:style-name="T16">–</text:span> Ну, пошли?</text:p>
      <text:p text:style-name="P2"><text:span text:style-name="T16">–</text:span> Пошли, Рэйнбоу Дэш. А куда?</text:p>
      <text:p text:style-name="P2"><text:span text:style-name="T16">–</text:span> Слушай, зови меня Дэш. А то и мне придётся звать тебя полным именем, а я этого не выношу.</text:p>
      <text:p text:style-name="P2"><text:span text:style-name="T16">–</text:span> Договорились, Дэш. Так куда мы идём?</text:p>
      <text:p text:style-name="P2"><text:span text:style-name="T16">–</text:span> К <text:span text:style-name="T16">&lt;</text:span><text:span text:style-name="T30">водопаду</text:span><text:span text:style-name="T16">&gt;</text:span>. Там здоровски красивое место.</text:p>
      <text:p text:style-name="P2"><text:span text:style-name="T16">–</text:span> А я думал, ты хочешь показать мне Понивилль.</text:p>
      <text:p text:style-name="P2"><text:soft-page-break/><text:span text:style-name="T16">–</text:span> Да ладно, <text:span text:style-name="T16">–</text:span> засмеялась пегаска, скосив на меня смущёную мордочку, <text:span text:style-name="T1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6">–</text:span> Макс, <text:span text:style-name="T16">–</text:span> нарушила молчание Дэш, <text:span text:style-name="T1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6">–</text:span> Дежа вю? Ты об этом?</text:p>
      <text:p text:style-name="P2"><text:span text:style-name="T16">– </text:span>Что? Какое ещё дежавю?</text:p>
      <text:p text:style-name="P2"><text:span text:style-name="T16">–</text:span> Ложные воспоминания. Ты помнишь о чём-то, чего на самом деле никогда не было.</text:p>
      <text:p text:style-name="P2"><text:span text:style-name="T16">–</text:span> Хм. Может, и дежавю… Может… А если всё же было? Но ты не помнишь когда и как?</text:p>
      <text:p text:style-name="P2"><text:span text:style-name="T16">–</text:span> Дэш, не говори загадками. Если хочешь услышать внятный ответ, задавай внятный вопрос.</text:p>
      <text:p text:style-name="P2"><text:span text:style-name="T16">–</text:span> Не готова я… задать внятный вопрос. <text:span text:style-name="T16">–</text:span> <text:span text:style-name="T1">п</text:span>робормотала пегаска. <text:span text:style-name="T16">–</text:span> Нам туда.</text:p>
      <text:p text:style-name="P2">Дэш указала на тропку, уводящую от путей в молодой берёзово-кленовый лесок.</text:p>
      <text:p text:style-name="P2"><text:span text:style-name="T16">–</text:span> Ну-у-у, так мы до вечера не дойдём. <text:span text:style-name="T16">–</text:span> <text:span text:style-name="T1">н</text:span>едовольно заметила Дэш через пару минут. <text:span text:style-name="T16">–</text:span> Пробежимся?</text:p>
      <text:p text:style-name="P2"><text:span text:style-name="T16">–</text:span> Из меня бегун тот ещё. <text:s/>Я проплыть могу больше, чем пробежать.</text:p>
      <text:p text:style-name="P2"><text:span text:style-name="T1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6">–</text:span> Всё, Дэш. Я больше не могу.</text:p>
      <text:p text:style-name="P2"><text:span text:style-name="T16">–</text:span> Ты шутишь? Мы и полмили не пробежали.</text:p>
      <text:p text:style-name="P2"><text:span text:style-name="T16">–</text:span> Понимаешь, бег <text:span text:style-name="T1">—</text:span> не моя сильная сторона. Никогда не умел долго бегать.</text:p>
      <text:p text:style-name="P2"><text:span text:style-name="T16">–</text:span> Как же ты жил тогда? <text:span text:style-name="T16">–</text:span> недоумённо уставилась на меня пегаска. <text:span text:style-name="T16">– </text:span><text:span text:style-name="T1">Летать-то ты тоже не умеешь?</text:span></text:p>
      <text:p text:style-name="P2"><text:span text:style-name="T1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6">–</text:span> Ничего себе “скорее исключение, чем правило”, <text:span text:style-name="T16">–</text:span> удивлённо повторила Дэш. <text:span text:style-name="T16">–</text:span> Да у нас это такое же исключение, как нелетающий пегас! Какое уж там “правило”! Дискорд, что же нам делать? Так мы не успеем…</text:p>
      <text:p text:style-name="P2"><text:span text:style-name="T16">–</text:span> Мы можем вернуться. А это место ты покажешь мне в другой раз. Выберемся туда в двухдневный поход.</text:p>
      <text:p text:style-name="P2"><text:span text:style-name="T16">–</text:span> Нет уж! Никаких “вернуться”. Если вернёмся, то никогда уже там не побываем. <text:span text:style-name="T16">–</text:span> <text:span text:style-name="T1">с</text:span>ерьёзно заявила Дэш. <text:span text:style-name="T16">–</text:span> Уж поверь мне. Вот что. У тебя передние лапы <text:span text:style-name="T1">—</text:span> те, которые с пальцами, <text:span text:style-name="T1">—</text:span> сильные?</text:p>
      <text:p text:style-name="P2"><text:span text:style-name="T16">&lt;</text:span><text:span text:style-name="T30">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text:span text:style-name="T16">–</text:span> Сможешь меня удержать?</text:p>
      <text:p text:style-name="P2"><text:soft-page-break/><text:span text:style-name="T16">–</text:span> Ты про руки, что ли? Смогу. А зачем?</text:p>
      <text:p text:style-name="P2"><text:span text:style-name="T1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6">–</text:span> <text:span text:style-name="T1">н</text:span>ачала оправдываться Дэш.</text:p>
      <text:p text:style-name="P2"><text:span text:style-name="T1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6">–</text:span> Ну да, не сообразила сразу насчёт баланса, <text:span text:style-name="T16">–</text:span> рассмеялась пегаска, вставая на ноги. <text:span text:style-name="T1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6">–</text:span> Ю-у-у-у-ху-у-у-у!!! <text:span text:style-name="T1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6">&lt;</text:span><text:span text:style-name="T30">Дэш расплачивается за Макса в кафе. Когда тот спрашивает, почему она и Пинки платят за него, Дэш, вместо ответа, говорит:</text:span></text:p>
      <text:p text:style-name="P2"><text:span text:style-name="T35">–</text:span><text:span text:style-name="T30"> Пинки? </text:span><text:span text:style-name="T35">–</text:span><text:span text:style-name="T30"> Дэш сморщила нос. </text:span><text:span text:style-name="T35">–</text:span><text:span text:style-name="T30"> Я скажу ей, чтоб больше не </text:span><text:span text:style-name="T35">платила.</text:span><text:span text:style-name="T16">&gt;</text:span></text:p>
      <text:p text:style-name="P2"><text:span text:style-name="T16">Хотя</text:span> за то немногое время, что мы провели вместе, я понял, что ожидать от голубой пегаски предсказуемости <text:span text:style-name="T1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6">—</text:span> скажем, 35 <text:span text:style-name="T16">– </text:span>40 метров (на 50 я без дыхательной подготовки давно не замахиваюсь, а о 75-ти уже даже и не вспоминаю), но в такой воде <text:span text:style-name="T1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6">–</text:span> Ф-р-р-р. Тьфу! Бр-р-р.</text:p>
      <text:p text:style-name="P2">Дэш выплюнула меня на берег и сама упала рядом.</text:p>
      <text:p text:style-name="P2"><text:span text:style-name="T16">–</text:span> Что ж? Ты? Не? Сказал? Что? <text:s/>Не? Умеешь? Плавать? <text:span text:style-name="T16">–</text:span> <text:span text:style-name="T1">в</text:span> промежутках между вздохами процедила Дэш.</text:p>
      <text:p text:style-name="P2"><text:span text:style-name="T16">–</text:span> С чего ты взяла? Я умею.</text:p>
      <text:p text:style-name="P2"><text:soft-page-break/><text:span text:style-name="T16">–</text:span> Ты ушёл под воду! И не выныривал! <text:span text:style-name="T16">–</text:span> <text:span text:style-name="T1">о</text:span>т возмущения пегаска даже забыла дышать.</text:p>
      <text:p text:style-name="P2"><text:span text:style-name="T16">–</text:span> Я не выныривал, потому что решил поплавать под водой. Я, вообще, это дело люблю.</text:p>
      <text:p text:style-name="P2"><text:span text:style-name="T16">–</text:span> Что??! И ты не предупредил меня?!! Знаешь, как я испугалась?!! Ни одна пони без магии столько под водой не продержится!!</text:p>
      <text:p text:style-name="P2"><text:span text:style-name="T1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6">–</text:span> Да. Это я виновата. Я дура. Извини, <text:span text:style-name="T1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6">&lt;</text:span><text:span text:style-name="T30">В Кантерлоте Макс присутствует на церемонии прощания с Кимеринном</text:span><text:span text:style-name="T1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6">–</text:span> Ух ты! <text:span text:style-name="T1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6">–</text:span> Как тут…</text:p>
      <text:p text:style-name="P2"><text:span text:style-name="T16">–</text:span> Красиво, правда? <text:span text:style-name="T16">–</text:span> Дэш отследила мой взгляд и кивнула.</text:p>
      <text:p text:style-name="P2"><text:span text:style-name="T16">–</text:span> Красиво <text:span text:style-name="T1">—</text:span> это не то <text:span text:style-name="T1">чувство</text:span>. Тут чудесно! Просто слов нет…</text:p>
      <text:p text:style-name="P2"><text:span text:style-name="T1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6">–</text:span> А сейчас? Сейчас у тебя есть такое чувство?</text:p>
      <text:p text:style-name="P2"><text:span text:style-name="T16">–</text:span> Сейчас мне хочется, чтобы ты это видел. Не знаю почему. То есть, не совсем чтобы не знаю. <text:span text:style-name="T16">–</text:span> Дэш отпрянула и посмотрела мне в глаза. <text:span text:style-name="T1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6">–</text:span> Это исключено, Дэш. Я никак не мог повстречаться с тобой в своём мире.</text:p>
      <text:p text:style-name="P2"><text:span text:style-name="T16">–</text:span> Да? Странно. Откуда же это чувство, будто я тебя знаю? <text:span text:style-name="T16">–</text:span> <text:span text:style-name="T1">п</text:span>робормотала пегаска. <text:span text:style-name="T1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6">–</text:span> Тебе надо просушить шерсть. Снимай-ка одежду! <text:span text:style-name="T16">–</text:span> <text:span text:style-name="T1">с</text:span>командовала Дэш.</text:p>
      <text:p text:style-name="P2"><text:soft-page-break/><text:span text:style-name="T1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6">–</text:span> Куда это ты спрятался? <text:span text:style-name="T16">–</text:span> <text:span text:style-name="T1">з</text:span>аросли вербы раздвинулись, пропуская пегаску.</text:p>
      <text:p text:style-name="P2"><text:span text:style-name="T16">–</text:span> Оп-па! <text:span text:style-name="T1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6">–</text:span> Ты чего? <text:span text:style-name="T16">–</text:span> <text:span text:style-name="T1">в</text:span> конце-концов озадаченно спросила она. <text:span text:style-name="T16">–</text:span> Что-то не так?</text:p>
      <text:p text:style-name="P2"><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6">–</text:span> А с кем не так? Со мной? С тобой? Или вообще? <text:span text:style-name="T16">–</text:span> <text:span text:style-name="T1">д</text:span>опытывалась пегаска.</text:p>
      <text:p text:style-name="P2"><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2"><text:span text:style-name="T16">–</text:span> Ну и?</text:p>
      <text:p text:style-name="P2"><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6">–</text:span> А какой смысл в этом правиле? Какую цель оно преследует?</text:p>
      <text:p text:style-name="P2"><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6">–</text:span> Вот видишь, ты меня правильно поняла. Описанные тобой табу у нас, кстати, тоже есть.</text:p>
      <text:p text:style-name="P2"><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попросили спеть на празднике <text:span text:style-name="T16">&lt;</text:span><text:span text:style-name="T35">zxcbzxcvb</text:span><text:span text:style-name="T16">&gt;</text:span>.</text:p>
      <text:p text:style-name="P2">Я не ответил.</text:p>
      <text:p text:style-name="P2">Пегаска подошла поближе и села, прижавшись тёплым боком ко мне.</text:p>
      <text:p text:style-name="P2"><text:span text:style-name="T16">–</text:span> Ты молчишь. Я опять рассердила тебя, да? У меня постоянно с этим проблемы. <text:span text:style-name="T16">–</text:span> Дэш напряжённо смотрела в одну точку прямо перед собой. Её шерсть не могла скрыть мелко дрожи. <text:span text:style-name="T1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6">–</text:span> У тебя оригинальный способ исповедаться, Дэш, <text:span text:style-name="T16">–</text:span> наконец закашлялся я. <text:span text:style-name="T16">–</text:span> Затащить в укромное местечко, попытаться утопить, а под конец сорвать штаны и… <text:span text:style-name="T16">–</text:span> тут Дэш сама прыснула от смеха.</text:p>
      <text:p text:style-name="P2">Вдоволь отсмеявшись, Дэш ткнула меня носом в грудь и спросила:</text:p>
      <text:p text:style-name="P2"><text:span text:style-name="T16">–</text:span> И?</text:p>
      <text:p text:style-name="P2"><text:span text:style-name="T16">–</text:span> Что “и”?</text:p>
      <text:p text:style-name="P2"><text:span text:style-name="T16">–</text:span> Ты сказал: “ А под конец сорвать штаны и…” <text:span text:style-name="T16">–</text:span> вот я и хочу знать, что “и”?</text:p>
      <text:p text:style-name="P2">Я смутился.</text:p>
      <text:p text:style-name="P2"><text:span text:style-name="T16">–</text:span> Да ничего… Не бери в голову.</text:p>
      <text:p text:style-name="P2"><text:span text:style-name="T16">–</text:span> А я хочу брать! Какой ты всё-таки… <text:span text:style-name="T16">–</text:span> Дэш встала, потянувшись сначала передней половиной, потом задней.</text:p>
      <text:p text:style-name="P2"><text:span text:style-name="T16">–</text:span> Какой?</text:p>
      <text:p text:style-name="P2"><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6">–</text:span> Короче, решай. <text:span text:style-name="T16">–</text:span> <text:span text:style-name="T1">е</text:span>ё нос почти касался моего. <text:span text:style-name="T1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6">–</text:span> Дэш, ты..?</text:p>
      <text:p text:style-name="P2"><text:span text:style-name="T16">–</text:span> Да, Дискорд тебя забери! Я предлагаю тебе ЗА-НЯТЬ-СЯ СЕК-СОМ со мной! <text:span text:style-name="T16">–</text:span> <text:span text:style-name="T1">п</text:span>очти зло отчеканила пегаска. <text:span text:style-name="T1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6">–</text:span> Дэш!</text:p>
      <text:p text:style-name="P2"><text:span text:style-name="T16">–</text:span> Да? <text:span text:style-name="T1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6">–</text:span> Ничего себе!</text:p>
      <text:p text:style-name="P2"><text:span text:style-name="T16">–</text:span> А ты как думал, откуда взялись пони-пегасы и пони-единороги?</text:p>
      <text:p text:style-name="P2"><text:span text:style-name="T16">–</text:span> Я думал, они всегда были.</text:p>
      <text:p text:style-name="P2"><text:span text:style-name="T16">–</text:span> Не всегда. Пегасы произошли от земных пони и грифонов. Пони-единороги <text:span text:style-name="T16">–</text:span> от земных пони и диких единорогов.</text:p>
      <text:p text:style-name="P2"><text:soft-page-break/><text:span text:style-name="T16">–</text:span> А что это за дикие единороги?</text:p>
      <text:p text:style-name="P2"><text:span text:style-name="T16">–</text:span> Сейчас они почти не встречаются. У них хвосты как у льва <text:span text:style-name="T1">—</text:span> с кисточкой на конце. И раздвоенные копыта.</text:p>
      <text:p text:style-name="P2"><text:span text:style-name="T16">–</text:span> А аликорны от кого произошли? От пегасов и единорогов?</text:p>
      <text:p text:style-name="P2"><text:span text:style-name="T16">–</text:span> Нет, <text:span text:style-name="T16">–</text:span> отрицательно покачала головой Дэш. <text:span text:style-name="T16">–</text:span> Никто не знает, как появились аликорны. Одно я знаю точно: если единорог спарится с пегасом, аликорна не получится.</text:p>
      <text:p text:style-name="P2"><text:span text:style-name="T16">–</text:span> Что ж, спасибо, что просветила. Однако…</text:p>
      <text:p text:style-name="P2"><text:span text:style-name="T16">–</text:span> Что?</text:p>
      <text:p text:style-name="P2"><text:span text:style-name="T16">–</text:span> Ты лежишь на мне.</text:p>
      <text:p text:style-name="P2"><text:span text:style-name="T16">–</text:span> Ну да, лежу, <text:span text:style-name="T16">–</text:span> Дэш ехидно улыбнулась и заёрзала животом. <text:span text:style-name="T16">–</text:span> А что?</text:p>
      <text:p text:style-name="P2"><text:span text:style-name="T16">–</text:span> А то, что в таком положении я до тебя не достану! У тебя слишком высоко расположена... ммм… анатомия.</text:p>
      <text:p text:style-name="P2"><text:span text:style-name="T16">–</text:span> Потерпи чуть-чуть, <text:span text:style-name="T16">–</text:span> пегаска хихикнула и снова заёрзала животом, прижав его ко мне. <text:span text:style-name="T1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6">–</text:span> Эт-то магия-а-а-а.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предплечье. Дыхание у неё стало прерывистым.</text:p>
      <text:p text:style-name="P2"><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2"><text:span text:style-name="T16">–</text:span> Дэш, <text:span text:style-name="T16">–</text:span> рассмеялся я, <text:span text:style-name="T16">–</text:span> отпусти ухо!</text:p>
      <text:p text:style-name="P2"><text:span text:style-name="T16">–</text:span> Отпускаю, <text:span text:style-name="T16">–</text:span> шепнула пегаска мне в ухо. <text:span text:style-name="T16">–</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16">–</text:span> Мы опаздываем! Рэрити назначила на восемь часов вечера у Твайлайт!</text:p>
      <text:p text:style-name="P2"><text:span text:style-name="T16">&lt;</text:span><text:span text:style-name="T30">Р/Д отправляется в сон до Рэрити и там вспоминает Леро/Листа.</text:span><text:span text:style-name="T16">&gt;</text:span></text:p>
      <text:p text:style-name="P2">Пока я одевался, пегаска в нетерпении рыла копытом землю.</text:p>
      <text:p text:style-name="P2"><text:span text:style-name="T16">–</text:span> Оделся? Хватайся! <text:span text:style-name="T16">–</text:span> Дэш подпрыгнула и зависла у меня над головой, давая схватиться за ноги.</text:p>
      <text:p text:style-name="P2">И мы понеслись…</text:p>
      <text:p text:style-name="P2"/>
      <text:p text:style-name="P96"/>
      <text:p text:style-name="P96"/>
      <text:p text:style-name="P96"/>
      <text:p text:style-name="P96"/>
      <text:p text:style-name="P2"><text:span text:style-name="T16">&lt;</text:span><text:span text:style-name="T30">Подходя к замку Принцесс, Дэш рассказывает Максу обо сне, который она утаила - с Леро.</text:span><text:span text:style-name="T16">&gt;</text:span> </text:p>
      <text:p text:style-name="P2"><text:span text:style-name="T16">&lt;</text:span><text:span text:style-name="T30">Кто следующий готов рассказывать?</text:span></text:p>
      <text:p text:style-name="P32">Пинки дёрнулась на месте, но промолчала.</text:p>
      <text:p text:style-name="P2"><text:span text:style-name="T35">–</text:span><text:span text:style-name="T30"> Я расскажу, - шагнула вперёд радужная пегаска. </text:span><text:span text:style-name="T35">–</text:span><text:span text:style-name="T30"> Хотя вряд ли ты узнаешь что-то полезное. Там галиматья какая-то…</text:span><text:span text:style-name="T16">&gt;</text:span></text:p>
      <text:p text:style-name="P2"><text:span text:style-name="T16">&lt;</text:span><text:span text:style-name="T30">После рассказа РД рассказывает Пинки. При расказе становится ясно её безумие </text:span><text:span text:style-name="T35">—</text:span><text:span text:style-name="T30"> она становится Пинкаминой из-за её сна </text:span><text:span text:style-name="T35">—</text:span><text:span text:style-name="T30"> “Кексиков”. Также она видит во сне центр Эгрегора Эквестрии </text:span><text:span text:style-name="T35">—</text:span><text:span text:style-name="T30"> Селестию. И она видит, как Селестия превращается в набор цифр и уходит в экран </text:span><text:span text:style-name="T35">—</text:span><text:span text:style-name="T30"> в мир Терры.</text:span></text:p>
      <text:p text:style-name="P32">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5">—</text:span><text:span text:style-name="T3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5">—</text:span><text:span text:style-name="T30"> Эгрегором Эквестрии. После чего пееренос на Землю на 10 лет назад. Начало написания “Последнего фанфика”.</text:span><text:span text:style-name="T16">&gt;</text:span></text:p>
      <text:p text:style-name="P15"/>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53" text:outline-level="2"/>
      <text:p text:style-name="P4">***</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oft-page-break/><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
      <text:h text:style-name="P15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31">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31">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3" text:outline-level="2">Поиск решения</text:h>
      <text:p text:style-name="P96"/>
      <text:p text:style-name="P2"><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6">&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15"/>
      <text:p text:style-name="P2"><text:span text:style-name="T16">&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5">—</text:span><text:span text:style-name="T30"> Луна создаёт обратный коридор в срок.</text:span><text:span text:style-name="T16">&gt;</text:span></text:p>
      <text:p text:style-name="P2"/>
      <text:h text:style-name="P15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6">—</text:span> виднелось под листвой плюща.</text:p>
      <text:p text:style-name="P2">“Откуда здесь взялся рухнувший Боинг?” <text:span text:style-name="T16">&lt;</text:span><text:span text:style-name="T31">Дуглас </text:span><text:span text:style-name="T35">—</text:span><text:span text:style-name="T31"> </text:span><text:span text:style-name="T35">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6">&lt;</text:span><text:span text:style-name="T30">высоко летать нельзя из-за молний</text:span><text:span text:style-name="T1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30">двухмесячной</text:span><text:span text:style-name="T16">&gt;</text:span> давности осталось лишь направление движения.</text:p>
      <text:p text:style-name="P2">И опять, как <text:span text:style-name="T16">&lt;</text:span><text:span text:style-name="T30">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30">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3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53"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30">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23">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oft-page-break/><text:span text:style-name="T16">&lt;\</text:span>...</text:p>
      <text:p text:style-name="P2"><text:span text:style-name="T16">&lt;\</text:span>...</text:p>
      <text:p text:style-name="P2"><text:span text:style-name="T16">&lt;\</text:span>Решение:</text:p>
      <text:p text:style-name="P2"><text:span text:style-name="T16">&lt;\&lt;</text:span><text:span text:style-name="T30">Не следует противопоставлять злу ещё большее зло - это только усилит его — </text:span><text:span text:style-name="T31">кодовая фраза</text:span><text:span text:style-name="T3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30">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30">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6">&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3" text:outline-level="2">Безнадёжность</text:h>
      <text:p text:style-name="P15">&lt;<text:span text:style-name="T31">На Макса чуть не наезжает машина из пустой подворотни со спущенными колёсами, </text:span><text:soft-page-break/><text:span text:style-name="T31">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30">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30">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30">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30">пять</text:span><text:span text:style-name="T16">&gt;</text:span>длинную прореху в куртке, <text:span text:style-name="T16">&lt;</text:span><text:span text:style-name="T30">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30">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30">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30">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30">улучшить</text:span><text:span text:style-name="T16">&gt;</text:span>. А тот случай, когда мне пришлось зашивать тебе куртку после нападения убийц <text:span text:style-name="T16">&lt;</text:span><text:span text:style-name="T30">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3" text:outline-level="2"><text:soft-page-break/>След?</text:h>
      <text:p text:style-name="P96"/>
      <text:p text:style-name="P2"><text:span text:style-name="T16">&lt;</text:span><text:span text:style-name="T30">сначала эпизод - проверка сумки в серверной</text:span><text:span text:style-name="T16">&gt;</text:span></text:p>
      <text:p text:style-name="P2"><text:span text:style-name="T16">&lt;</text:span><text:span text:style-name="T3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30">“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6">&lt;</text:span><text:span text:style-name="T30">расширить. Перед кафешкой - диалог с Флатти и ЭйДжей. Все думают, что наконец-то нашли Селестию. Все ликуют</text:span><text:span text:style-name="T1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6">&lt;</text:span><text:span text:style-name="T30">Расширить сцену в кафе. Ожидание, подьём и… падение ожиданий</text:span><text:span text:style-name="T1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30">упомянуть болезнь Флатти в соответствующем разделе</text:span><text:span text:style-name="T16">&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3" text:outline-level="2">Озарение</text:h>
      <text:p text:style-name="P2"/>
      <text:p text:style-name="P2"><text:span text:style-name="T16">&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78"/>
      <text:p text:style-name="P7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8"/>
      <text:p text:style-name="P74">Разговор не клеился.</text:p>
      <text:p text:style-name="P7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8"><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8"><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8"><text:span text:style-name="T16">– </text:span>Ну хорошо. Убедила. В конце-концов, можем поступить так. Вы с Флатти вернётесь обратно а я продолжу поиски здесь.</text:p>
      <text:p text:style-name="P78"><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78"><text:span text:style-name="T16">– </text:span>Вы можете связываться со мной раз в месяц по коридору.</text:p>
      <text:p text:style-name="P78"><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8"><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8">Эпплджек недоверчиво хмыкнула.</text:p>
      <text:p text:style-name="P78"><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8"><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8"><text:span text:style-name="T16">– </text:span>Конечно оставаться. Кто ещё, кроме нас, может найти её?</text:p>
      <text:p text:style-name="P78"><text:span text:style-name="T16">– </text:span>Я думал, ты не сможешь оставить Энджела и всех остальных надолго.</text:p>
      <text:p text:style-name="P78"><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3"><text:span text:style-name="T16">– </text:span>Извини, Флаттершай, забылся.</text:p>
      <text:p text:style-name="P83"><text:span text:style-name="T16">– </text:span>Та ладно, я ж не против, – возразила Эпплджек. – Не парься, Флатти. Было б хуже, если б он <text:s/>назвал меня Эпплджек на людях.</text:p>
      <text:p text:style-name="P83"><text:span text:style-name="T16">– </text:span>Ты так... – запнулась Флаттершай. – Так быстро забыла свою ферму. И...</text:p>
      <text:p text:style-name="P83"><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3"><text:span text:style-name="T16">– </text:span>Как ты можешь так говорить? – расплакалась Флаттершай.</text:p>
      <text:p text:style-name="P83"><text:span text:style-name="T16">– </text:span>Эй, девушки, не ссорьтесь! Мы — одна команда! И надеюсь, останемся ею и в дальнейшем. </text:p>
      <text:list xml:id="list9174471585702035914" text:style-name="L5">
        <text:list-header>
          <text:p text:style-name="P14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3"><text:soft-page-break/><text:span text:style-name="T16">– </text:span>А если нет? – Эпплджек смотрела мне мне прямо в глаза.</text:p>
      <text:list xml:id="list133404751688969" text:continue-numbering="true" text:style-name="L5">
        <text:list-header>
          <text:p text:style-name="P144">Я молча пожал плечами. Эпплджек уверенно продолжила.</text:p>
        </text:list-header>
      </text:list>
      <text:p text:style-name="P83"><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3"><text:span text:style-name="T16">– </text:span>Спасибо, ЭйДжей.</text:p>
      <text:p text:style-name="P83"><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3404946903802" text:continue-numbering="true" text:style-name="L5">
        <text:list-header>
          <text:p text:style-name="P144">Флаттершай пробормотала нечто, показавшееся мне знакомым.</text:p>
        </text:list-header>
      </text:list>
      <text:p text:style-name="P83"><text:span text:style-name="T16">– </text:span>Флатти, ты что-то сказала? Я не расслышал.</text:p>
      <text:p text:style-name="P83"><text:span text:style-name="T16">– </text:span>Намерение Изменяет Реальность.</text:p>
      <text:p text:style-name="P83"><text:span text:style-name="T16">– </text:span>Эээ. А где ты слышала эту фразу, если не секрет?</text:p>
      <text:p text:style-name="P83"><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3403840894606" text:continue-numbering="true" text:style-name="L5">
        <text:list-header>
          <text:p text:style-name="P144">У меня как будто вспыхнула лампочка в мозгу. Кирпичики быстро выстраивались в целостную картину. Я ринулся в прихожую.</text:p>
        </text:list-header>
      </text:list>
      <text:p text:style-name="P83"><text:span text:style-name="T16">– </text:span>Флатти, ЭйДжей, буду через час. Ждите!</text:p>
      <text:p text:style-name="P78"/>
      <text:h text:style-name="P152" text:outline-level="2">Почти.</text:h>
      <text:p text:style-name="P93"/>
      <text:p text:style-name="P83">В офисе меня встретил лыбящийся Стас.</text:p>
      <text:p text:style-name="P8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3">Я уставился на Стаса и он, захлёбываясь от торопливости, начал <text:span text:style-name="T16">расказывать</text:span>.</text:p>
      <text:p text:style-name="P8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3">– Ты его уничтожил?</text:p>
      <text:p text:style-name="P83">– Кого?</text:p>
      <text:p text:style-name="P83">– Этический модуль. Селестию.</text:p>
      <text:p text:style-name="P8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3">– Ты его уничтожил?</text:p>
      <text:p text:style-name="P8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3">– То есть, на домашнем компьютере Влада модуль работает и дальше?</text:p>
      <text:p text:style-name="P83"><text:soft-page-break/>– Ага. К нему-то у меня доступа нету. Но в кластер к Нексусу он больше не пролезет.</text:p>
      <text:p text:style-name="P83">– Спасибо, Стас. Ты молодец.</text:p>
      <text:p text:style-name="P83">Ниточка, чуть было не прервавшаяся в офисе, повела в квартиру Влада.</text:p>
      <text:p text:style-name="P83"/>
      <text:h text:style-name="P152" text:outline-level="2">Дискорд</text:h>
      <text:p text:style-name="P96"/>
      <text:p text:style-name="P93">Девушки поспешно собирались, пока я растолковывал им задачу.</text:p>
      <text:p text:style-name="P93"><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3"><text:span text:style-name="T16">– </text:span>Это тот твой приятель, который разбился с полгода назад? – спросила Эпплджек.</text:p>
      <text:p text:style-name="P93"><text:span text:style-name="T16">– </text:span>Да, это он.</text:p>
      <text:p text:style-name="P93"><text:span text:style-name="T16">– </text:span>А как мы попадём в его квартиру? Там сейчас кто-то живёт? – Флаттершай прыгала на одной ноге, натягивая кед.</text:p>
      <text:p text:style-name="P93"><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4">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9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30">Плохо написано!</text:span><text:span text:style-name="T16">&gt;</text:span></text:p>
      <text:p text:style-name="P94">Я поднёс брелок пропуска к домофону, но дверь подъезда не открылась. Замигала красная лампочка и зажужжал зуммер.</text:p>
      <text:p text:style-name="P94">Я выругался.</text:p>
      <text:p text:style-name="P94"><text:span text:style-name="T16">– </text:span>Макс, что случилось? У нас проблемы?</text:p>
      <text:p text:style-name="P94"><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4"><text:span text:style-name="T16">– </text:span>Так что, будем ломать дверь? – Эпплджек критически осмотрелась, подмечая бабулек на лавочке и зевак во внутреннем скверике.</text:p>
      <text:p text:style-name="P94"><text:span text:style-name="T16">– </text:span>Нет нужды. Лучше станьте-ка сзади меня так, чтобы заслонить от этих бабулек и от вооон той камеры наблюдения.</text:p>
      <text:list xml:id="list2242180314337291157" text:style-name="L6">
        <text:list-header>
          <text:p text:style-name="P14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3">Раздался лёгкий «кряк» и дверь подалась.</text:p>
      <text:p text:style-name="P117"><text:span text:style-name="T16">– </text:span>Девушки, заходим.</text:p>
      <text:p text:style-name="P7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3">Прихожая встретила нас толстым слоем пыли. Мы тихонько прошли внутрь и я закрыл дверь изнутри.</text:p>
      <text:p text:style-name="P78"><text:span text:style-name="T1">Компьютер</text:span> стоял там же, где и обычно <text:span text:style-name="T1">— в личном кабинете Влада на столе у окна.</text:span></text:p>
      <text:p text:style-name="P117"><text:span text:style-name="T16">– </text:span>Макс, тут окно разбито! И верёвка какая-то висит. – крикнула Флаттершай из кухни.</text:p>
      <text:p text:style-name="P117"><text:span text:style-name="T16">–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7"><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17"><text:span text:style-name="T16">– </text:span>Монитор выключен. – <text:s/>раздалось из угла. Кресло с высокой спинкой повернулось, открыв нашим взорам Дискорда. </text:p>
      <text:p text:style-name="P11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7">Он приподнял панамку, дурашливо здороваясь.</text:p>
      <text:p text:style-name="P117"><text:span text:style-name="T16">– </text:span>Оп-па! – пробормотала Эпплджек. – Нежданчик!</text:p>
      <text:p text:style-name="P117"><text:span text:style-name="T16">– </text:span>Ты, я вижу, времени не терял, – моя рука под прикрытием стола медленно тянулась к тяжёлой фарфоровой кружке, стоящей на краю.</text:p>
      <text:p text:style-name="P97"><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7"><text:span text:style-name="T16">– </text:span>А почему ты вообще решил искать нас тут? – спросила Эпплджек. – Приехал бы домой. Мы б тебя чаем напоили.</text:p>
      <text:p text:style-name="P97"><text:span text:style-name="T16">– </text:span>Видишь ли, дорогая Эй-Джей, я с самого начала знал, где находится наша уважаемая принцесса, а времени в обрез, так что...</text:p>
      <text:p text:style-name="P105">В проёме дверей появилась Флаттершай.</text:p>
      <text:p text:style-name="P97"><text:span text:style-name="T16">– </text:span>С кем это вы тут разговариваете?</text:p>
      <text:list xml:id="list4030769371590383201" text:style-name="L7">
        <text:list-header>
          <text:p text:style-name="P154">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5">Оглушённый Дискорд попытался было отъехать на кресле в сторону, но я припёр его стулом к стенке.</text:p>
      <text:p text:style-name="P97">– Жанна, Флатти, хватайте ноут и на выход! Я с ним разберусь! Не теряйте вре...!</text:p>
      <text:p text:style-name="P97">– ТЫ ИДИО...!!!</text:p>
      <text:p text:style-name="P97">Дискорд <text:s/>зорал одновременно со мной, прикрываясь от меня руками, когда раздался оглушительный</text:p>
      <text:p text:style-name="P97">...</text:p>
      <text:p text:style-name="P98">БАХ!!!</text:p>
      <text:p text:style-name="P97">…</text:p>
      <text:p text:style-name="P9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искорда появилось удивлённо-мечтательное выражение и он вырубился.</text:p>
      <text:p text:style-name="P117"/>
      <text:h text:style-name="P153" text:outline-level="2">Селестия</text:h>
      <text:p text:style-name="P117"/>
      <text:p text:style-name="P9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Включенный монитор показал схематическое изображение Селестиии, </text:p>
      <text:p text:style-name="P118">&gt;\<text:span text:style-name="T1">Привет, Селестия. Это Макс. Как себя чувствуешь?</text:span></text:p>
      <text:p text:style-name="P118">&lt;\<text:span text:style-name="T1">Макс? МАКС??? МА-А-А-АКС!!! НАКОНЕЦ-ТО! КАК Я РАДА ТЕБЯ СЛЫШАТЬ! </text:span></text:p>
      <text:p text:style-name="P118">&gt;\<text:span text:style-name="T1">Я рад, что нашёл тебя, Тия.</text:span></text:p>
      <text:p text:style-name="P11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8">&gt;\<text:span text:style-name="T1">Тия, я сейчас подключу микрофон и колонки, и мы сможем общаться более удобно.</text:span></text:p>
      <text:p text:style-name="P117">…</text:p>
      <text:p text:style-name="P117">– Привет опять. Как ты меня слышишь?</text:p>
      <text:p text:style-name="P11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8">– <text:span text:style-name="T1">Могу себе представить. Как-то раз я провёл три часа камере сенсорной депривации. Мне не понравилось.</text:span></text:p>
      <text:p text:style-name="P117">– Эммм... Ваше Высочество, вы в порядке? Мы так рады, что наконец-то нашли Вас! – вклинилась в разговор Эпплджек.</text:p>
      <text:p text:style-name="P117">– Кто тут? Макс, кто ещё с тобой?</text:p>
      <text:p text:style-name="P118"><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8">– <text:span text:style-name="T1">Девочки? Я рада вас слышать. А Твайлайт нет рядом?</text:span></text:p>
      <text:p text:style-name="P11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7">При этих словах Дискорд замычал и задёргался. Эпплджек нахмурилась и проверила верёвки, привязывающие его к спинке стула.</text:p>
      <text:p text:style-name="P117"><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7">– Ноутбук — так называется место, где я нахожусь сейчас? А кто это мычит?</text:p>
      <text:p text:style-name="P11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7">– О, духи предков, но зачем??? Почему у него кляп во рту?</text:p>
      <text:p text:style-name="P117">– Мы связали его. Он нас предал. И тебя. И Эквестрию. Всех.</text:p>
      <text:p text:style-name="P117">При этих словах Эпплджек и Флаттершай непонимающе уставились на меня, а Дискорд протестующе замычал.</text:p>
      <text:p text:style-name="P117">Я начал рассказывать о своих догадках, и непонимающее выражение на лицах девушек сменилось удивлением.</text:p>
      <text:p text:style-name="P11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7">– А зачем тогда ты приложила его книгой? – непонимающе уставился я на неё.</text:p>
      <text:p text:style-name="P117">– Потому что ты напал на него. Я и подумала — тебе виднее. И подсобила.</text:p>
      <text:p text:style-name="P117">Флаттершай отрицающе мотнула головой.</text:p>
      <text:p text:style-name="P117">– Не может Дискорд быть предателем. Он мой друг.</text:p>
      <text:p text:style-name="P117">Дискорд благодарственно замычал и закивал головой.</text:p>
      <text:p text:style-name="P11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7">Дискорд завёл глаза на лоб и обречённо завыл.</text:p>
      <text:p text:style-name="P117">– Макс, постой. Дай мне поговорить с ним. – сказала Селестия. – Не могу поверить, что Дискорд на такое пошёл.</text:p>
      <text:p text:style-name="P117">– Ну хорошо. Поговори. Послушаем, что он скажет.</text:p>
      <text:p text:style-name="P117">Я красноречиво покачал кулак перед его носом и вытащил кляп.</text:p>
      <text:p text:style-name="P117">...</text:p>
      <text:p text:style-name="P106">– Ффы, тьфу, пффф, пфу! <text:span text:style-name="T16">&lt;</text:span><text:span text:style-name="T30">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106">– Это я-то устраиваю цирк?!! ДА ТЫ НА СЕБЯ ПОСМОТРИ, КЛОУН!!! На людей кидаешься, чашками бросаешься, вон, мне нос разбил! Дерёшься...</text:p>
      <text:p text:style-name="P106">Я угрожающе поднёс тряпку к лицу Дискорда.</text:p>
      <text:p text:style-name="P106">– Ещё одно слово в таком тоне, и ты заткнёшься, а мы уйдём в Эквестрию без тебя!</text:p>
      <text:p text:style-name="P10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6">Дискорд демонстративно закрыл рот и посвистывая уставился в потолок.</text:p>
      <text:p text:style-name="P106">Разговор зашёл в тупик.</text:p>
      <text:p text:style-name="P109"/>
      <text:p text:style-name="P110">На мониторе высветился текст:</text:p>
      <text:p text:style-name="P109">&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0"/>
      <text:p text:style-name="P110">Из колонок послышался лёгкий шорох.</text:p>
      <text:p text:style-name="P106">– Дик, сейчас не время для ссор. – голос Селестии был мягким, но настойчивым. – Мы в одной лодке.</text:p>
      <text:p text:style-name="P106">– Тебе легко говорить! Тебе не разбивали нос и не оскорбляли угрозами!</text:p>
      <text:p text:style-name="P106">– Ты должен понимать, что у Макса были все основания так себя вести. Твоё поведение вызвало подозрения у него, ведь он мало тебя знает. </text:p>
      <text:p text:style-name="P106">К уговорам Селестии присоединилась Флаттершай.</text:p>
      <text:p text:style-name="P106">– Дискорд, миленький, прости его. Макс хороший. Он просто не знал, что ты тоже хороший...</text:p>
      <text:p text:style-name="P106">У Дискорда покраснели уши и он засмущался и заворчал.</text:p>
      <text:p text:style-name="P10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6">Я пропустил «дятла» мимо ушей.</text:p>
      <text:p text:style-name="P11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7">***</text:p>
      <text:p text:style-name="P10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6">Потому разбрасываться такой возможностью не стоит. Если уж тебе повезло оказаться в новом мире — исследуй его сполна!..</text:p>
      <text:p text:style-name="P107">***</text:p>
      <text:p text:style-name="P112">&lt;<text:span text:style-name="T31">сюда можно вставить похождения Дискорда — вторая неопубликованная глава. Первая — секс с Селестией</text:span>&gt;</text:p>
      <text:p text:style-name="P107">***</text:p>
      <text:p text:style-name="P110">– Развяжите мне, наконец, руки! Или хотя бы одну. Плечами жестикулировать неудобно.... </text:p>
      <text:p text:style-name="P110">Я развязал Дискорду левую руку.</text:p>
      <text:p text:style-name="P10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0"><text:soft-page-break/>Дискорд принялся разминать затёкшее запястье.</text:p>
      <text:p text:style-name="P11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0">– Какое письмо, Корди? – вскинулась до этого зачарованно слушавшая Дискорда Флаттершай.</text:p>
      <text:p text:style-name="P110">– Ну ваше же! Вы с Эпплджек написали мне о своих мытарствах тут. Вежливо так написали, спасибо...</text:p>
      <text:p text:style-name="P110">Флаттершай покрылась пунцовыми пятнами.</text:p>
      <text:p text:style-name="P110">– Я... Мы... – тут она совсем стушевалась.</text:p>
      <text:p text:style-name="P110">– Так а почему ты сказал, что никто не уйдёт в Эквестрию? – наконец перебила Дискорда скучавшая до этого Эпплджек.</text:p>
      <text:p text:style-name="P110">Дискорд уставился на неё долгим взглядом, а потом хлопнул себя по лбу.</text:p>
      <text:p text:style-name="P11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23">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110">– И что? – продолжила его мысль Эпплджек.</text:p>
      <text:p text:style-name="P110">– Эквестрийские <text:span text:style-name="T16">&lt;</text:span><text:span text:style-name="T30">три месяца</text:span><text:span text:style-name="T16">&gt;</text:span> КО-РО-ЧЕ местных. – с нажимом повторил Дискорд. – По моим подсчётам, на два дня.</text:p>
      <text:p text:style-name="P110">– И?!! – до меня уже дошло, но Эпплджек продолжала тупить.</text:p>
      <text:p text:style-name="P110">– Короче, времени у нас осталось что-то около пятнадцати минут. Или около того. – заявил Дискорд, поднеся к глазам запястье с массивными часами.</text:p>
      <text:p text:style-name="P110">– СКОЛЬКО??? – воскликнули хором я и девушки.</text:p>
      <text:p text:style-name="P110">Дискорд открыл было рот, но его слова заглушил звонок в дверь.</text:p>
      <text:p text:style-name="P110">– ОТКРОЙТЕ, ПОЛИЦИЯ! Вам даётся полминуты, чтобы открыть дверь. Через тридцать секунд дверь будет выбита!</text:p>
      <text:p text:style-name="P11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0">Блядь!</text:p>
      <text:p text:style-name="P110">– На крышу, живо!!! Через окно на кухне! – зашипел Дискорд, отчаянно дёргая узлы свободной рукой.</text:p>
      <text:p text:style-name="P110">Эпплджек, одной рукой сгребя в охапку ноутбук, второй увлекая Флаттершай, кинулась на кухню.</text:p>
      <text:p text:style-name="P110">– А толку? Куда мы с крыши денемся? – спросил я растерянно. Дискорд только раздражённо зарычал в ответ.</text:p>
      <text:p text:style-name="P106">Дверь содрогнулась от мощного удара. Послышался стук падающей штукатурки. Я сломя голову кинулся на кухню.</text:p>
      <text:p text:style-name="P106">– Развяжи меня, идиот!!! – гаркнул вдогонку Дискорд.</text:p>
      <text:p text:style-name="P106"><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6">– Давай на крышу! Я догоню! – рявкнул он, освобождая вторую руку.</text:p>
      <text:p text:style-name="P106">От второго удара дверная коробка крякнула и наполовину въехала в коридор. </text:p>
      <text:p text:style-name="P10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6">Верёвка в кухонном окне дёргалась от движений лезущих по ней Флатти и Эпплджек. Я словил её рукой и стал на подоконник.</text:p>
      <text:p text:style-name="P106">Чёрт!</text:p>
      <text:p text:style-name="P10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6">Но нет, триста тысяч чертей, раз девушки смогли – я тоже смогу!</text:p>
      <text:p text:style-name="P10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6">Я успел сократить расстояние до Эпплджек наполовину, когда девушки нашли решение.</text:p>
      <text:p text:style-name="P10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6">Я выдохнул.</text:p>
      <text:p text:style-name="P10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6">Чёрт! Чёрт! Чёрт! Чёрт!</text:p>
      <text:p text:style-name="P106"><text:soft-page-break/>Бля!!!...</text:p>
      <text:p text:style-name="P106">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106"/>
      <text:h text:style-name="P153" text:outline-level="2">Назад, в Эквестрию</text:h>
      <text:p text:style-name="P106"/>
      <text:p text:style-name="P106">Долго паниковать не пришлось. </text:p>
      <text:p text:style-name="P106">Я почувствовал сильный рывок за шиворот и захват поперёк груди. </text:p>
      <text:p text:style-name="P106">– ОТПУСТИ ДЕВЧОНКУ!!! – загрохотало мне в ухо. Я открыл глаза.</text:p>
      <text:p text:style-name="P10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6">Я чуть поднял глаза и уставился в чешуйчатую морду дракона.</text:p>
      <text:p text:style-name="P106">– Отпусти Эпплджек. Я её держу. – повторил Дискорд. – Мне сбалансироваться надо. Вы не такие уж и лёгкие.</text:p>
      <text:p text:style-name="P10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6">Наконец это ему удалось, и дальнейший подъём на крышу происходил в молчании.</text:p>
      <text:p text:style-name="P10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6">Флаттершай оторвала заплаканное лицо от моей ветровки.</text:p>
      <text:p text:style-name="P106">– Да-да, ты прав, Корди. Я готова.</text:p>
      <text:p text:style-name="P106">На длинной шее Дискорда разместились Эпплджек и Флаттершай. Я, для сохранения баланса, разместился позади крыльев.</text:p>
      <text:p text:style-name="P106">Дискорд расправил крылья и начал короткую пробежку к краю.</text:p>
      <text:p text:style-name="P11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6">И мы полетели навстречу закату.</text:p>
      <text:p text:style-name="P10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6">Впереди по курсу увеличивалась громада моей высотки. Дискорд летел прямо на разрыв в ограждении, который я проделал <text:span text:style-name="T16">&lt;</text:span><text:span text:style-name="T30">полгода</text:span><text:span text:style-name="T16">&gt;</text:span> назад своим проходом в Эквестрию.</text:p>
      <text:p text:style-name="P10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6">– Пристегните ремни! – проревел Дискорд, резко ускоряясь. – Будет весело!!!</text:p>
      <text:p text:style-name="P10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6">– ЙУУУУУУУХХХУУУУУ!!! – заорал Дискорд, сложил крылья и врезался в шар.</text:p>
      <text:p text:style-name="P111">&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80">Из-за заинтересованности Эквуса в Максе, тому не приходится прилагать усилий для 34 — на что ему указывает Анакорн</text:p>
      <text:p text:style-name="P8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78"><text:span text:style-name="T1">– </text:span>Анакорн. <text:span text:style-name="T1">– о</text:span>трекомендовался он. <text:span text:style-name="T16">– </text:span><text:span text:style-name="T1">Демиург.</text:span></text:p>
      <text:p text:style-name="P78"><text:span text:style-name="T1">– </text:span>П-привет. Макс. <text:span text:style-name="T1">– в</text:span> смятении представился я.</text:p>
      <text:p text:style-name="P7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3"/>
      <text:p text:style-name="P78"><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3"/>
      <text:p text:style-name="P78"><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8"><text:span text:style-name="T1">Юноша</text:span> закинул ногу за ногу и пытливо смотрел на меня, играя карандашём .</text:p>
      <text:p text:style-name="P78">Я совсем запутался.</text:p>
      <text:p text:style-name="P78"><text:span text:style-name="T1">– </text:span>Какая проблема? Какое решение? Кто ты <text:span text:style-name="T1">вообще</text:span>?</text:p>
      <text:p text:style-name="P78"><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8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3">– Стоп, не торопись. – у меня голова пошла кругом от информации. – Я ничего не понял. Какие-такие проблемы? Какие варианты? Зачем его поддерживать?</text:p>
      <text:p text:style-name="P83">Анакорн недовольно поморщился, но продолжил.</text:p>
      <text:p text:style-name="P8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3"/>
      <text:p text:style-name="P8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5"/>
      <text:p text:style-name="P83"/>
      <text:p text:style-name="P83"/>
      <text:p text:style-name="P83"><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3">На голограмме появилась солнечная система Эквуса. Почему-то в центре системы был сам Эквус. Вокруг него вращались солнце и луна.</text:p>
      <text:p text:style-name="P83">Анакорн плюхнулся обратно в кресло и схватился за голову. Потом, немного успокоившись, продолжил.</text:p>
      <text:p text:style-name="P8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3">Анакорн отпил из стакана и продолжил.</text:p>
      <text:p text:style-name="P8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31">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3">Анакорн постучал по столику указкой. Солнечная система увеличилась, оставив в поле зрения только шар Эквуса.</text:p>
      <text:p text:style-name="P8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86">Ко мне наконец-то пришло понимание ситуации.</text:p>
      <text:p text:style-name="P8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3">Анакорн смутился.</text:p>
      <text:p text:style-name="P8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3">(<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3"><text:span text:style-name="T28">– Сам ты раздолбай! – произнёс, наконец, Свирл</text:span>)</text:p>
      <text:p text:style-name="P83">… И создали вы его достаточно топорно — видишь, он трещит по швам.</text:p>
      <text:p text:style-name="P83">– Хмм. То есть, это брони создали Эквус?</text:p>
      <text:p text:style-name="P8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3">Я вспомнил события последнего года <text:span text:style-name="T16">&lt;</text:span>упомянуть в эпизоде на Терре, что МЛП-сериал закрылся год назад<text:span text:style-name="T16">&gt;</text:span></text:p>
      <text:p text:style-name="P8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3">Анакорн с такой силой сжал карандаш, что он хрустнул.</text:p>
      <text:p text:style-name="P8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3"/>
      <text:p text:style-name="P83"/>
      <text:p text:style-name="P8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0">– </text:p>
      <text:p text:style-name="P8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6">– Верни Рэйнбоу!!!</text:p>
      <text:p text:style-name="P86">Обломки карандаша выпали из кулака Анакорна на столик.</text:p>
      <text:p text:style-name="P86">– Э-э-э… м-м-м… ну-у-у... Нельзя сказать, что это совсем невыполнимо… Но, прямо скажу, задачка не для студента!</text:p>
      <text:p text:style-name="P86"><text:soft-page-break/>– А ты студент?</text:p>
      <text:p text:style-name="P8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6">– Нет. Плата остаётся неизменной. Тут мы квиты. У меня тоже мало шансов помочь тебе — я не имею ни малейшего понятия, как это сделать.</text:p>
      <text:p text:style-name="P86">Ставшие почти прозрачными стены комнаты снова обрели материальность. Анакорн пожал плечами и протянул мне руку через столик.</text:p>
      <text:p text:style-name="P8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6">Я задумался.</text:p>
      <text:p text:style-name="P8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6">Анакорн почесал в затылке.</text:p>
      <text:p text:style-name="P86">– А кьютимарки? Как, <text:span text:style-name="T16">&lt;</text:span><text:span text:style-name="T35">чёрт</text:span><text:span text:style-name="T16">&gt;</text:span> меня побери, объяснить кьютимарки?</text:p>
      <text:p text:style-name="P86"><text:soft-page-break/>– А кьютимарки ты сам даришь пони, когда распознаёшь их жизненное предназначение.</text:p>
      <text:p text:style-name="P8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6">Я пожал плечами.</text:p>
      <text:p text:style-name="P86">– А по-другому я не могу объяснить их появление. К сожалению.</text:p>
      <text:p text:style-name="P11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9">– Хорошо. Уболтал. Кьютимарки беру на себя. Так и знал, что мне самое трудное достанется!</text:p>
      <text:p text:style-name="P11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9">Анакорн проследил мой взгляд.</text:p>
      <text:p text:style-name="P119">– Нечего так смотреть. Если я стану применять магию вместо ловкости, теряется весь смысл упражнения... О, глянь-ка на Эквус!</text:p>
      <text:p text:style-name="P11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9"/>
      <text:p text:style-name="P121">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2"/>
      <text:p text:style-name="P12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1"/>
      <text:p text:style-name="P121"/>
      <text:p text:style-name="P119">Я опять задумался. В голове было пусто. Хотя, если подумать с точки зрения программиста, можно... Наверное можно, раз все предыдущее прокатило...</text:p>
      <text:p text:style-name="P120">– <text:span text:style-name="T2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0">– Не понял? Это как? Как ты совместишь разрушенную магическими войнами Эквестрию с романтически-сексуальным раем для попаданцев?</text:p>
      <text:p text:style-name="P120"><text:span text:style-name="T16">–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0">Анакорн долго мусолил карандаш, а потом вдруг заржал.</text:p>
      <text:p text:style-name="P120"><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0"><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20">Анакорн примирительно похлопал меня по плечу.</text:p>
      <text:p text:style-name="P120"><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0">Я подозрительно посмотрел на Анакорна.</text:p>
      <text:p text:style-name="P120"><text:span text:style-name="T16">– </text:span>Какой ещё, нафиг, «мой фанфик»? Я никакого фанфика не писал. И не собираюсь, вообще-то.</text:p>
      <text:p text:style-name="P120">Анакорн ехидно ухмыльнулся и откинулся в кресле, переплетя пальцы за затылком.</text:p>
      <text:p text:style-name="P120"><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9"><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9"><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9"><text:span text:style-name="T16">– </text:span>Факн щит<text:note text:id="ftn13" text:note-class="footnote"><text:note-citation>13</text:note-citation><text:note-body><text:p text:style-name="P11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9">Анакорн развёл руками.</text:p>
      <text:p text:style-name="P119"><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9">Анакорн, глядя на мои терзания, понимающе кивнул и продолжил.</text:p>
      <text:p text:style-name="P83">– Эквусу позарез нужна помощь. И он надеется получить эту помощь от тебя. Видишь, он из кожи <text:soft-page-break/>вон лезет, чтобы тебе понравиться.</text:p>
      <text:p text:style-name="P80">Он старался тебя рассмешить и показать себя с лучшей стороны. К сожалению, надлого его не хватило — к твоему прибытию он был на грани...</text:p>
      <text:p text:style-name="P83">Тебе не приходилось заботиться о жилье и питании, ты нравишься кобылкам...</text:p>
      <text:p text:style-name="P83">– Гм! Я бы попросил тебя не касаться моих отношений с Рэйнбоу!</text:p>
      <text:p text:style-name="P8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3">У меня сердце буквально ухнуло куда-то вниз, в область желудка.</text:p>
      <text:p text:style-name="P8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8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3">– Та ладно, не утешай. Я не маленький ребёнок. Долг платежом красен. Сделаю то, что ты хочешь. Как сумею.</text:p>
      <text:p text:style-name="P8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3">Анакорн наблюдал за мной без улыбки. По его нейтральному выражению лица невозможно было догадаться, о чём он думает.</text:p>
      <text:p text:style-name="P83">– Ну вот и отлично. Рад, что мы наконец-то пришли к сделке.</text:p>
      <text:p text:style-name="P8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7">– Пора закругляться. Ты начинаешь сгорать. Надо утрясти последние детали, пока ещё есть пару минут.</text:p>
      <text:p text:style-name="P83">– Валяй. Я тебя внимательно слушаю.</text:p>
      <text:p text:style-name="P8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83">– А я разве сплю?</text:p>
      <text:p text:style-name="P83">– Сейчас — нет. Но как только мы закроем сделку — проснёшься. Потому что нет иного способа вернуть тебя в реальный мир.</text:p>
      <text:p text:style-name="P83">– Эээ, постой. А как я в Эквестрию и обратно возвращался?</text:p>
      <text:p text:style-name="P8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3">Так вот, возвращать тебя обратно в твой мир я не буду. </text:p>
      <text:p text:style-name="P83">Во-первых, может возникнуть временная <text:span text:style-name="T16">&lt;</text:span><text:span text:style-name="T30">парадокс</text:span><text:span text:style-name="T16">&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8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3">– Ты ещё увидишь пару снов на прощание. Удачи!</text:p>
      <text:p text:style-name="P83"/>
      <text:p text:style-name="P88">&lt;<text:span text:style-name="T1">- Но если миры Эквестрии станут существовать — появятся и те из них, в которых тьма страданий, постапокалипсис.</text:span></text:p>
      <text:p text:style-name="P88"><text:span text:style-name="T1">- И это лучше, чем не существовать, поверь</text:span>&gt;</text:p>
      <text:p text:style-name="P84">***</text:p>
      <text:p text:style-name="P84"/>
      <text:p text:style-name="P83">&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3"/>
      <text:p text:style-name="P83">– Привет, Макс. – образ Селестии снова реял передо мной, как <text:span text:style-name="T16">&lt;</text:span><text:span text:style-name="T30">полгода</text:span><text:span text:style-name="T16">&gt;</text:span> назад. – Я хочу поблагодарить тебя за всё.</text:p>
      <text:p text:style-name="P83">– Пожалста. – ответил я безучастно. – Всегда рад. Только Вам не нужно было ТАК распинаться, чтобы заручиться моей помощью.</text:p>
      <text:p text:style-name="P83">Селестия на мгновение смутилась, но продолжила.</text:p>
      <text:p text:style-name="P83">&lt;<text:span text:style-name="T30"> - Ты морочила мне яйца, чтобы заинтересовать? Всё, как Свирл указал?</text:span></text:p>
      <text:p text:style-name="P8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0">Я покачал головой.</text:p>
      <text:p text:style-name="P83"><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3">– <text:s text:c="2"/>За благополучие Эквестрии я бы и не ТАК разопнулась.<text:span text:style-name="T16"> Я</text:span><text:span text:style-name="T30">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30">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6">Селестия кивнула, соглашаясь, и образ её начал меркнуть.</text:p>
      <text:p text:style-name="P111">– <text:span text:style-name="T1">Окей. Будь счастлив и... спасибо тебе за всё, Макс.</text:span></text:p>
      <text:p text:style-name="P106">…</text:p>
      <text:p text:style-name="P11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6">Он нахлобучил на себя невесть откуда взявшуюся двууголку.</text:p>
      <text:p text:style-name="P106">– Как вам это нравится, господа?! Дискорд — спаситель Эквестрии! А ведь звучит!!! Разрешите откланяться!..</text:p>
      <text:p text:style-name="P106"/>
      <text:list xml:id="list6216098601467866269" text:style-name="L8">
        <text:list-header>
          <text:p text:style-name="P146">(<text:span text:style-name="T37">Луна — как повелительница снов, слышала разговор Макса с Анакорном</text:span>)</text:p>
          <text:p text:style-name="P147"/>
        </text:list-header>
      </text:list>
      <text:p text:style-name="P107">***</text:p>
      <text:p text:style-name="P78"><text:span text:style-name="T1">–</text:span> Ты?..</text:p>
      <text:p text:style-name="P78"><text:span text:style-name="T1">–</text:span> Ты??!</text:p>
      <text:p text:style-name="P78"><text:span text:style-name="T1">–</text:span> Ты мне снишься??</text:p>
      <text:p text:style-name="P78"><text:span text:style-name="T1">–</text:span> Это ты мне снишься!!</text:p>
      <text:p text:style-name="P78"><text:span text:style-name="T1">–</text:span> Неважно… Пусть мы друг-другу снимся… Ты как, Дэш?</text:p>
      <text:p text:style-name="P7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8"><text:span text:style-name="T1">–</text:span> И я в порядке. Вот, возвращаюсь в свой мир. Ну, не совсем в свой. Почти в свой.</text:p>
      <text:p text:style-name="P78"><text:span text:style-name="T1">–</text:span> Навсегда?</text:p>
      <text:p text:style-name="P78"><text:span text:style-name="T1">–</text:span> Скорее всего, да.</text:p>
      <text:p text:style-name="P78"><text:span text:style-name="T1">–</text:span> Это плохо. Я хотела тебе сказать…</text:p>
      <text:p text:style-name="P78"><text:span text:style-name="T1">–</text:span> Не надо, Дэш. Не стоит терзать себя. Мне тоже очень хотелось остаться. Но так надо. Мне очень жаль…</text:p>
      <text:p text:style-name="P78"><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8"><text:span text:style-name="T1">–</text:span> И тебя, и Твайлайт, и Рэрити, и Селестию, и всех-всех-всех… Таковы правила.</text:p>
      <text:p text:style-name="P78"><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78">Я опустил руку на шею Дэш и ощутил теплоту и лёгкое покалывание в пустоте.</text:p>
      <text:p text:style-name="P78"><text:span text:style-name="T16">–</text:span> Мне кажется, Дэш, <text:span text:style-name="T1">м</text:span>ы найдём способ связаться. Рано или поздно.</text:p>
      <text:p text:style-name="P78"><text:span text:style-name="T1">–</text:span> И лучше рано, чем поздно! Я не люблю ждать!</text:p>
      <text:p text:style-name="P78"><text:span text:style-name="T1">–</text:span> Да, Дэш. <text:span text:style-name="T1">–</text:span> её образ начал таять. <text:span text:style-name="T1">–</text:span> Да, я помню. Я всё ещё помню…</text:p>
      <text:p text:style-name="P78"/>
      <text:h text:style-name="P153" text:outline-level="2">Земля</text:h>
      <text:p text:style-name="P81">Музыкальная тема из бегущего по лезвию бритвы — <text:span text:style-name="T16">Mission impossible</text:span></text:p>
      <text:p text:style-name="P82">&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text:soft-page-break/>Назову-ка я фантазию «Последний фанфик».</text:p>
      <text:p text:style-name="P76"/>
      <text:p text:style-name="P76"/>
      <text:p text:style-name="P76"/>
      <text:p text:style-name="P78"/>
      <text:p text:style-name="P78"/>
      <text:p text:style-name="P78"/>
      <text:p text:style-name="P7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8"/>
      <text:p text:style-name="P7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8"/>
      <text:p text:style-name="P78"/>
      <text:p text:style-name="P78"/>
      <text:p text:style-name="P7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31">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30">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9T13:34:02.943000000</dc:date>
    <meta:editing-duration>P80DT23H5M17S</meta:editing-duration>
    <meta:editing-cycles>4545</meta:editing-cycles>
    <meta:generator>LibreOffice/5.1.0.3$Windows_x86 LibreOffice_project/5e3e00a007d9b3b6efb6797a8b8e57b51ab1f737</meta:generator>
    <meta:document-statistic meta:table-count="0" meta:image-count="0" meta:object-count="0" meta:page-count="161" meta:paragraph-count="3284" meta:word-count="74282" meta:character-count="494395" meta:non-whitespace-character-count="419870"/>
  </office:meta>
</office:document-meta>
</file>